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ff4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/>
    </style:style>
    <style:style style:name="ce12" style:family="table-cell" style:parent-style-name="Default" style:data-style-name="N119">
      <style:table-cell-properties fo:background-color="#ff0000"/>
      <style:text-properties fo:color="#000000"/>
    </style:style>
    <style:style style:name="ce13" style:family="table-cell" style:parent-style-name="Default" style:data-style-name="N119">
      <style:table-cell-properties fo:background-color="#ff0000"/>
      <style:text-properties style:use-window-font-color="true"/>
    </style:style>
    <style:style style:name="ce29" style:family="table-cell" style:parent-style-name="Default" style:data-style-name="N119">
      <style:table-cell-properties fo:background-color="transparent"/>
    </style:style>
    <style:style style:name="ce16" style:family="table-cell" style:parent-style-name="Default" style:data-style-name="N119">
      <style:text-properties fo:color="#000000"/>
    </style:style>
    <style:style style:name="ce27" style:family="table-cell" style:parent-style-name="Default" style:data-style-name="N119">
      <style:table-cell-properties fo:background-color="transparent"/>
      <style:text-properties fo:color="#000000"/>
    </style:style>
    <style:style style:name="ce11" style:family="table-cell" style:parent-style-name="Default" style:data-style-name="N119"/>
    <style:style style:name="ce20" style:family="table-cell" style:parent-style-name="Default" style:data-style-name="N119">
      <style:table-cell-properties fo:background-color="#81d41a"/>
      <style:text-properties fo:color="#000000"/>
    </style:style>
    <style:style style:name="ce19" style:family="table-cell" style:parent-style-name="Default" style:data-style-name="N119">
      <style:table-cell-properties fo:background-color="#81d41a"/>
    </style:style>
    <style:style style:name="ce24" style:family="table-cell" style:parent-style-name="Default" style:data-style-name="N119">
      <style:table-cell-properties fo:background-color="#ffffff"/>
      <style:text-properties fo:color="#000000"/>
    </style:style>
    <style:style style:name="ce32" style:family="table-cell" style:parent-style-name="Default" style:data-style-name="N119">
      <style:table-cell-properties fo:background-color="transparent"/>
      <style:text-properties style:use-window-font-color="true"/>
    </style:style>
    <style:style style:name="ce25" style:family="table-cell" style:parent-style-name="Default" style:data-style-name="N119">
      <style:table-cell-properties fo:background-color="#ffffff"/>
    </style:style>
    <style:style style:name="ce23" style:family="table-cell" style:parent-style-name="Default" style:data-style-name="N119">
      <style:table-cell-properties fo:background-color="#ff0000"/>
    </style:style>
    <style:style style:name="ce15" style:family="table-cell" style:parent-style-name="Default" style:data-style-name="N119"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1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5"/>
          <table:table-cell table:number-columns-repeated="12"/>
          <table:table-cell office:value-type="string" calcext:value-type="string">
            <text:p>Energy after ionization:</text:p>
          </table:table-cell>
          <table:table-cell table:number-columns-repeated="18"/>
          <table:table-cell table:style-name="Default" office:value-type="string" calcext:value-type="string">
            <text:p>Coefficients for ionization degrees:</text:p>
          </table:table-cell>
          <table:table-cell table:style-name="Default" table:number-columns-repeated="18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5"/>
          <table:table-cell table:number-columns-repeated="12"/>
          <table:table-cell table:formula="of:=[.W3] + [.C3]" office:value-type="float" office:value="14.352635" calcext:value-type="float">
            <text:p>14.352635</text:p>
          </table:table-cell>
          <table:table-cell table:formula="of:=SUM([.D3:.U3])" office:value-type="float" office:value="13.59844" calcext:value-type="float">
            <text:p>13.59844</text:p>
          </table:table-cell>
          <table:table-cell table:number-columns-repeated="17"/>
          <table:table-cell table:style-name="ce12" table:formula="of:=[.V3]/11.5967" office:value-type="float" office:value="1.23764821026671" calcext:value-type="float">
            <text:p>1.237648</text:p>
          </table:table-cell>
          <table:table-cell office:value-type="float" office:value="1" calcext:value-type="float">
            <text:p>1.000000</text:p>
          </table:table-cell>
          <table:table-cell table:number-columns-repeated="10"/>
          <table:table-cell office:value-type="float" office:value="14" calcext:value-type="float">
            <text:p>14.000000</text:p>
          </table:table-cell>
          <table:table-cell office:value-type="float" office:value="5" calcext:value-type="float">
            <text:p>5.000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4"/>
          <table:table-cell table:number-columns-repeated="12"/>
          <table:table-cell table:formula="of:=[.W4] + [.C4]" office:value-type="float" office:value="78.50514" calcext:value-type="float">
            <text:p>78.50514</text:p>
          </table:table-cell>
          <table:table-cell table:formula="of:=SUM([.D4:.U4])" office:value-type="float" office:value="79.00514" calcext:value-type="float">
            <text:p>79.00514</text:p>
          </table:table-cell>
          <table:table-cell table:formula="of:=SUM([.E4:.U4])" office:value-type="float" office:value="54.41776" calcext:value-type="float">
            <text:p>54.41776</text:p>
          </table:table-cell>
          <table:table-cell table:number-columns-repeated="16"/>
          <table:table-cell table:style-name="ce12" table:formula="of:=[.V4]/62.3693" office:value-type="float" office:value="1.25871446368646" calcext:value-type="float">
            <text:p>1.258714</text:p>
          </table:table-cell>
          <table:table-cell table:style-name="ce20" table:formula="of:=[.W4]/78.7062" office:value-type="float" office:value="1.00379817600138" calcext:value-type="float">
            <text:p>1.003798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office:value-type="float" office:value="14" calcext:value-type="float">
            <text:p>14.000000</text:p>
          </table:table-cell>
          <table:table-cell table:style-name="ce20" office:value-type="float" office:value="12" calcext:value-type="float">
            <text:p>12.000000</text:p>
          </table:table-cell>
          <table:table-cell office:value-type="float" office:value="3" calcext:value-type="float">
            <text:p>3.000000</text:p>
          </table:table-cell>
          <table:table-cell table:number-columns-repeated="2"/>
          <table:table-cell office:value-type="string" calcext:value-type="string">
            <text:p>Fidelity = 0.9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table:style-name="ce3" office:value-type="float" office:value="122.45435" calcext:value-type="float">
            <text:p>122.45435</text:p>
          </table:table-cell>
          <table:table-cell table:style-name="Default" table:number-columns-repeated="3"/>
          <table:table-cell table:number-columns-repeated="12"/>
          <table:table-cell table:formula="of:=[.W5] + [.C5]" office:value-type="float" office:value="204.104199" calcext:value-type="float">
            <text:p>204.104199</text:p>
          </table:table-cell>
          <table:table-cell table:formula="of:=SUM([.D5:.U5])" office:value-type="float" office:value="203.48615" calcext:value-type="float">
            <text:p>203.48615</text:p>
          </table:table-cell>
          <table:table-cell table:formula="of:=SUM([.E5:.U5])" office:value-type="float" office:value="198.09444" calcext:value-type="float">
            <text:p>198.09444</text:p>
          </table:table-cell>
          <table:table-cell table:formula="of:=SUM([.F5:.U5])" office:value-type="float" office:value="122.45435" calcext:value-type="float">
            <text:p>122.45435</text:p>
          </table:table-cell>
          <table:table-cell table:number-columns-repeated="15"/>
          <table:table-cell table:style-name="ce13" table:formula="of:=[.V5]/41.5522" office:value-type="float" office:value="4.91199500868787" calcext:value-type="float">
            <text:p>4.911995</text:p>
          </table:table-cell>
          <table:table-cell table:formula="of:=[.W5]/203.499" office:value-type="float" office:value="0.999936854726559" calcext:value-type="float">
            <text:p>0.999937</text:p>
          </table:table-cell>
          <table:table-cell table:style-name="ce29" table:formula="of:=[.X5]/199.725" office:value-type="float" office:value="0.991835974464889" calcext:value-type="float">
            <text:p>0.991836</text:p>
          </table:table-cell>
          <table:table-cell office:value-type="float" office:value="1" calcext:value-type="float">
            <text:p>1.000000</text:p>
          </table:table-cell>
          <table:table-cell table:number-columns-repeated="8"/>
          <table:table-cell office:value-type="float" office:value="24" calcext:value-type="float">
            <text:p>24.000000</text:p>
          </table:table-cell>
          <table:table-cell table:number-columns-repeated="2" office:value-type="float" office:value="11" calcext:value-type="float">
            <text:p>11.000000</text:p>
          </table:table-cell>
          <table:table-cell table:number-columns-repeated="2"/>
          <table:table-cell office:value-type="string" calcext:value-type="string">
            <text:p>wavefunction_lenght_factor = 1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table:style-name="ce3" office:value-type="float" office:value="153.8962" calcext:value-type="float">
            <text:p>153.8962</text:p>
          </table:table-cell>
          <table:table-cell table:style-name="ce3" office:value-type="float" office:value="217.71858" calcext:value-type="float">
            <text:p>217.71858</text:p>
          </table:table-cell>
          <table:table-cell table:style-name="Default" table:number-columns-repeated="2"/>
          <table:table-cell table:number-columns-repeated="12"/>
          <table:table-cell table:formula="of:=[.W6] + [.C6]" office:value-type="float" office:value="398.64862" calcext:value-type="float">
            <text:p>398.64862</text:p>
          </table:table-cell>
          <table:table-cell table:formula="of:=SUM([.D6:.U6])" office:value-type="float" office:value="399.14862" calcext:value-type="float">
            <text:p>399.14862</text:p>
          </table:table-cell>
          <table:table-cell table:formula="of:=SUM([.E6:.U6])" office:value-type="float" office:value="389.82593" calcext:value-type="float">
            <text:p>389.82593</text:p>
          </table:table-cell>
          <table:table-cell table:formula="of:=SUM([.F6:.U6])" office:value-type="float" office:value="371.61478" calcext:value-type="float">
            <text:p>371.61478</text:p>
          </table:table-cell>
          <table:table-cell table:formula="of:=SUM([.G6:.U6])" office:value-type="float" office:value="217.71858" calcext:value-type="float">
            <text:p>217.71858</text:p>
          </table:table-cell>
          <table:table-cell table:number-columns-repeated="14"/>
          <table:table-cell table:style-name="ce29" table:formula="of:=[.V6]/388.446" office:value-type="float" office:value="1.02626522090587" calcext:value-type="float">
            <text:p>1.026265</text:p>
          </table:table-cell>
          <table:table-cell table:style-name="ce19" table:formula="of:=[.W6]/380.993" office:value-type="float" office:value="1.04765342145394" calcext:value-type="float">
            <text:p>1.047653</text:p>
          </table:table-cell>
          <table:table-cell table:formula="of:=[.X6]/386.486" office:value-type="float" office:value="1.00864178780085" calcext:value-type="float">
            <text:p>1.008642</text:p>
          </table:table-cell>
          <table:table-cell table:style-name="ce25" table:formula="of:=[.Y6]/371.653" office:value-type="float" office:value="0.9998971621378" calcext:value-type="float">
            <text:p>0.999897</text:p>
          </table:table-cell>
          <table:table-cell office:value-type="float" office:value="1" calcext:value-type="float">
            <text:p>1.000000</text:p>
          </table:table-cell>
          <table:table-cell table:number-columns-repeated="7"/>
          <table:table-cell table:style-name="ce29" office:value-type="float" office:value="9" calcext:value-type="float">
            <text:p>9.000000</text:p>
          </table:table-cell>
          <table:table-cell table:style-name="ce20" office:value-type="float" office:value="10" calcext:value-type="float">
            <text:p>10.000000</text:p>
          </table:table-cell>
          <table:table-cell table:number-columns-repeated="2" office:value-type="float" office:value="11" calcext:value-type="float">
            <text:p>11.000000</text:p>
          </table:table-cell>
          <table:table-cell/>
          <table:table-cell office:value-type="string" calcext:value-type="string">
            <text:p>Number of iterations = 1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table:style-name="ce3" office:value-type="float" office:value="37.93064" calcext:value-type="float">
            <text:p>37.93064</text:p>
          </table:table-cell>
          <table:table-cell table:style-name="ce3" office:value-type="float" office:value="259.37521" calcext:value-type="float">
            <text:p>259.37521</text:p>
          </table:table-cell>
          <table:table-cell table:style-name="ce3" office:value-type="float" office:value="340.2258" calcext:value-type="float">
            <text:p>340.2258</text:p>
          </table:table-cell>
          <table:table-cell table:style-name="Default"/>
          <table:table-cell table:number-columns-repeated="12"/>
          <table:table-cell table:formula="of:=[.W7] + [.C7]" office:value-type="float" office:value="671.264243" calcext:value-type="float">
            <text:p>671.264243</text:p>
          </table:table-cell>
          <table:table-cell table:formula="of:=SUM([.D7:.U7])" office:value-type="float" office:value="670.98452" calcext:value-type="float">
            <text:p>670.98452</text:p>
          </table:table-cell>
          <table:table-cell table:formula="of:=SUM([.E7:.U7])" office:value-type="float" office:value="662.68649" calcext:value-type="float">
            <text:p>662.68649</text:p>
          </table:table-cell>
          <table:table-cell table:formula="of:=SUM([.F7:.U7])" office:value-type="float" office:value="637.53165" calcext:value-type="float">
            <text:p>637.53165</text:p>
          </table:table-cell>
          <table:table-cell table:formula="of:=SUM([.G7:.U7])" office:value-type="float" office:value="599.60101" calcext:value-type="float">
            <text:p>599.60101</text:p>
          </table:table-cell>
          <table:table-cell table:formula="of:=SUM([.H7:.U7])" office:value-type="float" office:value="340.2258" calcext:value-type="float">
            <text:p>340.2258</text:p>
          </table:table-cell>
          <table:table-cell table:number-columns-repeated="13"/>
          <table:table-cell table:style-name="ce16" table:formula="of:=[.V7]/717.104" office:value-type="float" office:value="0.936076556538522" calcext:value-type="float">
            <text:p>0.936077</text:p>
          </table:table-cell>
          <table:table-cell table:style-name="ce29" table:formula="of:=[.W7]/676.123" office:value-type="float" office:value="0.992400081050341" calcext:value-type="float">
            <text:p>0.992400</text:p>
          </table:table-cell>
          <table:table-cell table:formula="of:=[.X7]/646.583" office:value-type="float" office:value="1.02490552643667" calcext:value-type="float">
            <text:p>1.024906</text:p>
          </table:table-cell>
          <table:table-cell table:formula="of:=[.Y7]/623.124" office:value-type="float" office:value="1.02312164192039" calcext:value-type="float">
            <text:p>1.023122</text:p>
          </table:table-cell>
          <table:table-cell table:formula="of:=[.Z7]/590.802" office:value-type="float" office:value="1.01489333143761" calcext:value-type="float">
            <text:p>1.014893</text:p>
          </table:table-cell>
          <table:table-cell office:value-type="float" office:value="1" calcext:value-type="float">
            <text:p>1.000000</text:p>
          </table:table-cell>
          <table:table-cell table:number-columns-repeated="6"/>
          <table:table-cell office:value-type="float" office:value="8" calcext:value-type="float">
            <text:p>8.000000</text:p>
          </table:table-cell>
          <table:table-cell table:style-name="ce29" office:value-type="float" office:value="18" calcext:value-type="float">
            <text:p>18.000000</text:p>
          </table:table-cell>
          <table:table-cell office:value-type="float" office:value="7" calcext:value-type="float">
            <text:p>7.000000</text:p>
          </table:table-cell>
          <table:table-cell office:value-type="float" office:value="10" calcext:value-type="float">
            <text:p>10.000000</text:p>
          </table:table-cell>
          <table:table-cell office:value-type="float" office:value="11" calcext:value-type="float">
            <text:p>11.000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table:style-name="ce3" office:value-type="float" office:value="47.8878" calcext:value-type="float">
            <text:p>47.8878</text:p>
          </table:table-cell>
          <table:table-cell table:style-name="ce3" office:value-type="float" office:value="64.4939" calcext:value-type="float">
            <text:p>64.4939</text:p>
          </table:table-cell>
          <table:table-cell table:style-name="ce3" office:value-type="float" office:value="392.087" calcext:value-type="float">
            <text:p>392.087</text:p>
          </table:table-cell>
          <table:table-cell table:style-name="ce3" office:value-type="float" office:value="489.99334" calcext:value-type="float">
            <text:p>489.99334</text:p>
          </table:table-cell>
          <table:table-cell table:number-columns-repeated="12"/>
          <table:table-cell table:formula="of:=[.W8] + [.C8]" office:value-type="float" office:value="1031.3677826" calcext:value-type="float">
            <text:p>1031.3677826</text:p>
          </table:table-cell>
          <table:table-cell table:formula="of:=SUM([.D8:.U8])" office:value-type="float" office:value="1030.10566" calcext:value-type="float">
            <text:p>1030.10566</text:p>
          </table:table-cell>
          <table:table-cell table:formula="of:=SUM([.E8:.U8])" office:value-type="float" office:value="1018.84536" calcext:value-type="float">
            <text:p>1018.84536</text:p>
          </table:table-cell>
          <table:table-cell table:formula="of:=SUM([.F8:.U8])" office:value-type="float" office:value="994.46204" calcext:value-type="float">
            <text:p>994.46204</text:p>
          </table:table-cell>
          <table:table-cell table:formula="of:=SUM([.G8:.U8])" office:value-type="float" office:value="946.57424" calcext:value-type="float">
            <text:p>946.57424</text:p>
          </table:table-cell>
          <table:table-cell table:formula="of:=SUM([.H8:.U8])" office:value-type="float" office:value="882.08034" calcext:value-type="float">
            <text:p>882.08034</text:p>
          </table:table-cell>
          <table:table-cell table:formula="of:=SUM([.I8:.U8])" office:value-type="float" office:value="489.99334" calcext:value-type="float">
            <text:p>489.99334</text:p>
          </table:table-cell>
          <table:table-cell table:number-columns-repeated="12"/>
          <table:table-cell table:style-name="ce16" table:formula="of:=[.V8]/1092.12" office:value-type="float" office:value="0.944372214225543" calcext:value-type="float">
            <text:p>0.944372</text:p>
          </table:table-cell>
          <table:table-cell table:style-name="ce24" table:formula="of:=[.W8]/1030.73" office:value-type="float" office:value="0.999394273961173" calcext:value-type="float">
            <text:p>0.999394</text:p>
          </table:table-cell>
          <table:table-cell table:style-name="ce27" table:formula="of:=[.X8]/972.273" office:value-type="float" office:value="1.04790049708261" calcext:value-type="float">
            <text:p>1.047900</text:p>
          </table:table-cell>
          <table:table-cell table:formula="of:=[.Y8]/900.974" office:value-type="float" office:value="1.10376330504543" calcext:value-type="float">
            <text:p>1.103763</text:p>
          </table:table-cell>
          <table:table-cell table:formula="of:=[.Z8]/907.911" office:value-type="float" office:value="1.04258483485716" calcext:value-type="float">
            <text:p>1.042585</text:p>
          </table:table-cell>
          <table:table-cell table:formula="of:=[.AA8]/853.252" office:value-type="float" office:value="1.03378643120672" calcext:value-type="float">
            <text:p>1.033786</text:p>
          </table:table-cell>
          <table:table-cell office:value-type="float" office:value="1" calcext:value-type="float">
            <text:p>1.000000</text:p>
          </table:table-cell>
          <table:table-cell table:number-columns-repeated="5"/>
          <table:table-cell office:value-type="float" office:value="9" calcext:value-type="float">
            <text:p>9.000000</text:p>
          </table:table-cell>
          <table:table-cell table:style-name="ce25" office:value-type="float" office:value="10" calcext:value-type="float">
            <text:p>10.000000</text:p>
          </table:table-cell>
          <table:table-cell table:style-name="ce29" office:value-type="float" office:value="12" calcext:value-type="float">
            <text:p>12.000000</text:p>
          </table:table-cell>
          <table:table-cell office:value-type="float" office:value="11" calcext:value-type="float">
            <text:p>11.000000</text:p>
          </table:table-cell>
          <table:table-cell table:number-columns-repeated="2" office:value-type="float" office:value="10" calcext:value-type="float">
            <text:p>10.0000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table:style-name="ce3" office:value-type="float" office:value="47.44924" calcext:value-type="float">
            <text:p>47.44924</text:p>
          </table:table-cell>
          <table:table-cell table:style-name="ce3" office:value-type="float" office:value="77.4735" calcext:value-type="float">
            <text:p>77.4735</text:p>
          </table:table-cell>
          <table:table-cell table:style-name="ce3" office:value-type="float" office:value="97.8902" calcext:value-type="float">
            <text:p>97.8902</text:p>
          </table:table-cell>
          <table:table-cell table:style-name="ce3" office:value-type="float" office:value="552.0718" calcext:value-type="float">
            <text:p>552.0718</text:p>
          </table:table-cell>
          <table:table-cell table:style-name="ce3" office:value-type="float" office:value="667.046" calcext:value-type="float">
            <text:p>667.046</text:p>
          </table:table-cell>
          <table:table-cell table:number-columns-repeated="11"/>
          <table:table-cell table:formula="of:=[.W9] + [.C9]" office:value-type="float" office:value="1475.99618" calcext:value-type="float">
            <text:p>1475.99618</text:p>
          </table:table-cell>
          <table:table-cell table:formula="of:=SUM([.D9:.U9])" office:value-type="float" office:value="1476.06618" calcext:value-type="float">
            <text:p>1476.06618</text:p>
          </table:table-cell>
          <table:table-cell table:formula="of:=SUM([.E9:.U9])" office:value-type="float" office:value="1471.53204" calcext:value-type="float">
            <text:p>1471.53204</text:p>
          </table:table-cell>
          <table:table-cell table:formula="of:=SUM([.F9:.U9])" office:value-type="float" office:value="1441.93074" calcext:value-type="float">
            <text:p>1441.93074</text:p>
          </table:table-cell>
          <table:table-cell table:formula="of:=SUM([.G9:.U9])" office:value-type="float" office:value="1394.4815" calcext:value-type="float">
            <text:p>1394.4815</text:p>
          </table:table-cell>
          <table:table-cell table:formula="of:=SUM([.H9:.U9])" office:value-type="float" office:value="1317.008" calcext:value-type="float">
            <text:p>1317.008</text:p>
          </table:table-cell>
          <table:table-cell table:formula="of:=SUM([.I9:.U9])" office:value-type="float" office:value="1219.1178" calcext:value-type="float">
            <text:p>1219.1178</text:p>
          </table:table-cell>
          <table:table-cell table:formula="of:=SUM([.J9:.U9])" office:value-type="float" office:value="667.046" calcext:value-type="float">
            <text:p>667.046</text:p>
          </table:table-cell>
          <table:table-cell table:number-columns-repeated="11"/>
          <table:table-cell table:style-name="ce27" table:formula="of:=[.V9]/1558.63" office:value-type="float" office:value="0.946983042800408" calcext:value-type="float">
            <text:p>0.946983</text:p>
          </table:table-cell>
          <table:table-cell table:style-name="ce27" table:formula="of:=[.W9]/1490.72" office:value-type="float" office:value="0.990169971557368" calcext:value-type="float">
            <text:p>0.990170</text:p>
          </table:table-cell>
          <table:table-cell table:style-name="ce27" table:formula="of:=[.X9]/1405.72" office:value-type="float" office:value="1.04681731781578" calcext:value-type="float">
            <text:p>1.046817</text:p>
          </table:table-cell>
          <table:table-cell table:style-name="ce27" table:formula="of:=[.Y9]/1321.27" office:value-type="float" office:value="1.09132178888494" calcext:value-type="float">
            <text:p>1.091322</text:p>
          </table:table-cell>
          <table:table-cell table:formula="of:=[.Z9]/1279.78" office:value-type="float" office:value="1.08962595133539" calcext:value-type="float">
            <text:p>1.089626</text:p>
          </table:table-cell>
          <table:table-cell table:formula="of:=[.AA9]/1237.53" office:value-type="float" office:value="1.06422308954126" calcext:value-type="float">
            <text:p>1.064223</text:p>
          </table:table-cell>
          <table:table-cell table:formula="of:=[.AB9]/1153.27" office:value-type="float" office:value="1.05709660357072" calcext:value-type="float">
            <text:p>1.057097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table:style-name="ce29" office:value-type="float" office:value="9" calcext:value-type="float">
            <text:p>9.000000</text:p>
          </table:table-cell>
          <table:table-cell table:number-columns-repeated="2" table:style-name="ce29" office:value-type="float" office:value="10" calcext:value-type="float">
            <text:p>10.000000</text:p>
          </table:table-cell>
          <table:table-cell table:style-name="ce29" office:value-type="float" office:value="9" calcext:value-type="float">
            <text:p>9.000000</text:p>
          </table:table-cell>
          <table:table-cell office:value-type="float" office:value="11" calcext:value-type="float">
            <text:p>11.000000</text:p>
          </table:table-cell>
          <table:table-cell table:number-columns-repeated="2" office:value-type="float" office:value="10" calcext:value-type="float">
            <text:p>10.000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table:style-name="ce3" office:value-type="float" office:value="54.9355" calcext:value-type="float">
            <text:p>54.9355</text:p>
          </table:table-cell>
          <table:table-cell table:style-name="ce3" office:value-type="float" office:value="77.41353" calcext:value-type="float">
            <text:p>77.41353</text:p>
          </table:table-cell>
          <table:table-cell table:style-name="ce3" office:value-type="float" office:value="113.899" calcext:value-type="float">
            <text:p>113.899</text:p>
          </table:table-cell>
          <table:table-cell table:style-name="ce3" office:value-type="float" office:value="138.1197" calcext:value-type="float">
            <text:p>138.1197</text:p>
          </table:table-cell>
          <table:table-cell table:style-name="ce3" office:value-type="float" office:value="739.29" calcext:value-type="float">
            <text:p>739.29</text:p>
          </table:table-cell>
          <table:table-cell table:style-name="ce3" office:value-type="float" office:value="871.4101" calcext:value-type="float">
            <text:p>871.4101</text:p>
          </table:table-cell>
          <table:table-cell table:number-columns-repeated="10"/>
          <table:table-cell table:style-name="ce9" table:formula="of:=SUM([.C10:.U10])" office:value-type="float" office:value="2045.26430297" calcext:value-type="float">
            <text:p>2045.26430297</text:p>
          </table:table-cell>
          <table:table-cell table:formula="of:=SUM([.D10:.U10])" office:value-type="float" office:value="2043.80319" calcext:value-type="float">
            <text:p>2043.80319</text:p>
          </table:table-cell>
          <table:table-cell table:formula="of:=SUM([.E10:.U10])" office:value-type="float" office:value="2030.18513" calcext:value-type="float">
            <text:p>2030.18513</text:p>
          </table:table-cell>
          <table:table-cell table:formula="of:=SUM([.F10:.U10])" office:value-type="float" office:value="1995.06783" calcext:value-type="float">
            <text:p>1995.06783</text:p>
          </table:table-cell>
          <table:table-cell table:formula="of:=SUM([.G10:.U10])" office:value-type="float" office:value="1940.13233" calcext:value-type="float">
            <text:p>1940.13233</text:p>
          </table:table-cell>
          <table:table-cell table:formula="of:=SUM([.H10:.U10])" office:value-type="float" office:value="1862.7188" calcext:value-type="float">
            <text:p>1862.7188</text:p>
          </table:table-cell>
          <table:table-cell table:formula="of:=SUM([.I10:.U10])" office:value-type="float" office:value="1748.8198" calcext:value-type="float">
            <text:p>1748.8198</text:p>
          </table:table-cell>
          <table:table-cell table:style-name="ce9" table:formula="of:=SUM([.J10:.U10])" office:value-type="float" office:value="1610.7001" calcext:value-type="float">
            <text:p>1610.7001</text:p>
          </table:table-cell>
          <table:table-cell table:formula="of:=SUM([.K10:.U10])" office:value-type="float" office:value="871.4101" calcext:value-type="float">
            <text:p>871.4101</text:p>
          </table:table-cell>
          <table:table-cell table:number-columns-repeated="10"/>
          <table:table-cell table:style-name="ce27" table:formula="of:=[.V10]/2130.76" office:value-type="float" office:value="0.959875491829206" calcext:value-type="float">
            <text:p>0.959875</text:p>
          </table:table-cell>
          <table:table-cell table:style-name="ce16" table:formula="of:=[.W10]/2041.17" office:value-type="float" office:value="1.00129003953615" calcext:value-type="float">
            <text:p>1.001290</text:p>
          </table:table-cell>
          <table:table-cell table:style-name="ce16" table:formula="of:=[.X10]/1956.38" office:value-type="float" office:value="1.03772535499238" calcext:value-type="float">
            <text:p>1.037725</text:p>
          </table:table-cell>
          <table:table-cell table:style-name="ce27" table:formula="of:=[.Y10]/1830.66" office:value-type="float" office:value="1.08980795450821" calcext:value-type="float">
            <text:p>1.089808</text:p>
          </table:table-cell>
          <table:table-cell table:style-name="ce27" table:formula="of:=[.Z10]/1711.22" office:value-type="float" office:value="1.13377142039013" calcext:value-type="float">
            <text:p>1.133771</text:p>
          </table:table-cell>
          <table:table-cell table:formula="of:=[.AA10]/1683.08" office:value-type="float" office:value="1.10673218147682" calcext:value-type="float">
            <text:p>1.106732</text:p>
          </table:table-cell>
          <table:table-cell table:formula="of:=[.AB10]/1607.51" office:value-type="float" office:value="1.08790601613676" calcext:value-type="float">
            <text:p>1.087906</text:p>
          </table:table-cell>
          <table:table-cell table:formula="of:=[.AC10]/1486.86" office:value-type="float" office:value="1.08328968430114" calcext:value-type="float">
            <text:p>1.083290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table:number-columns-repeated="2" table:style-name="ce29" office:value-type="float" office:value="8" calcext:value-type="float">
            <text:p>8.000000</text:p>
          </table:table-cell>
          <table:table-cell table:style-name="ce29" office:value-type="float" office:value="6" calcext:value-type="float">
            <text:p>6.000000</text:p>
          </table:table-cell>
          <table:table-cell table:style-name="ce29" office:value-type="float" office:value="7" calcext:value-type="float">
            <text:p>7.000000</text:p>
          </table:table-cell>
          <table:table-cell table:style-name="ce29" office:value-type="float" office:value="72" calcext:value-type="float">
            <text:p>72.000000</text:p>
          </table:table-cell>
          <table:table-cell office:value-type="float" office:value="12" calcext:value-type="float">
            <text:p>12.000000</text:p>
          </table:table-cell>
          <table:table-cell office:value-type="float" office:value="10" calcext:value-type="float">
            <text:p>10.000000</text:p>
          </table:table-cell>
          <table:table-cell table:style-name="ce11" office:value-type="float" office:value="9" calcext:value-type="float">
            <text:p>9.000000</text:p>
          </table:table-cell>
          <table:table-cell table:style-name="ce1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table:style-name="ce3" office:value-type="float" office:value="62.7084" calcext:value-type="float">
            <text:p>62.7084</text:p>
          </table:table-cell>
          <table:table-cell table:style-name="ce3" office:value-type="float" office:value="87.1398" calcext:value-type="float">
            <text:p>87.1398</text:p>
          </table:table-cell>
          <table:table-cell table:style-name="ce3" office:value-type="float" office:value="114.2428" calcext:value-type="float">
            <text:p>114.2428</text:p>
          </table:table-cell>
          <table:table-cell table:style-name="ce3" office:value-type="float" office:value="157.1651" calcext:value-type="float">
            <text:p>157.1651</text:p>
          </table:table-cell>
          <table:table-cell table:style-name="ce3" office:value-type="float" office:value="185.186" calcext:value-type="float">
            <text:p>185.186</text:p>
          </table:table-cell>
          <table:table-cell table:style-name="ce3" office:value-type="float" office:value="953.9112" calcext:value-type="float">
            <text:p>953.9112</text:p>
          </table:table-cell>
          <table:table-cell table:style-name="ce3" office:value-type="float" office:value="1103.1176" calcext:value-type="float">
            <text:p>1103.1176</text:p>
          </table:table-cell>
          <table:table-cell table:number-columns-repeated="9"/>
          <table:table-cell table:formula="of:=[.W11] + [.C11]" office:value-type="float" office:value="2719.2657298" calcext:value-type="float">
            <text:p>2719.2657298</text:p>
          </table:table-cell>
          <table:table-cell table:formula="of:=SUM([.D11:.U11])" office:value-type="float" office:value="2715.86454" calcext:value-type="float">
            <text:p>2715.86454</text:p>
          </table:table-cell>
          <table:table-cell table:formula="of:=SUM([.E11:.U11])" office:value-type="float" office:value="2698.44172" calcext:value-type="float">
            <text:p>2698.44172</text:p>
          </table:table-cell>
          <table:table-cell table:formula="of:=SUM([.F11:.U11])" office:value-type="float" office:value="2663.4709" calcext:value-type="float">
            <text:p>2663.4709</text:p>
          </table:table-cell>
          <table:table-cell table:formula="of:=SUM([.G11:.U11])" office:value-type="float" office:value="2600.7625" calcext:value-type="float">
            <text:p>2600.7625</text:p>
          </table:table-cell>
          <table:table-cell table:formula="of:=SUM([.H11:.U11])" office:value-type="float" office:value="2513.6227" calcext:value-type="float">
            <text:p>2513.6227</text:p>
          </table:table-cell>
          <table:table-cell table:formula="of:=SUM([.I11:.U11])" office:value-type="float" office:value="2399.3799" calcext:value-type="float">
            <text:p>2399.3799</text:p>
          </table:table-cell>
          <table:table-cell table:formula="of:=SUM([.J11:.U11])" office:value-type="float" office:value="2242.2148" calcext:value-type="float">
            <text:p>2242.2148</text:p>
          </table:table-cell>
          <table:table-cell table:formula="of:=SUM([.K11:.U11])" office:value-type="float" office:value="2057.0288" calcext:value-type="float">
            <text:p>2057.0288</text:p>
          </table:table-cell>
          <table:table-cell table:formula="of:=SUM([.L11:.U11])" office:value-type="float" office:value="1103.1176" calcext:value-type="float">
            <text:p>1103.1176</text:p>
          </table:table-cell>
          <table:table-cell table:number-columns-repeated="9"/>
          <table:table-cell table:style-name="ce16" table:formula="of:=[.V11]/2583.54" office:value-type="float" office:value="1.05253478939749" calcext:value-type="float">
            <text:p>1.052535</text:p>
          </table:table-cell>
          <table:table-cell table:style-name="ce32" table:formula="of:=[.W11]/2683.04" office:value-type="float" office:value="1.01223408521677" calcext:value-type="float">
            <text:p>1.012234</text:p>
          </table:table-cell>
          <table:table-cell table:style-name="ce27" table:formula="of:=[.X11]/2459.58" office:value-type="float" office:value="1.09711484074517" calcext:value-type="float">
            <text:p>1.097115</text:p>
          </table:table-cell>
          <table:table-cell table:style-name="ce27" table:formula="of:=[.Y11]/2403.04" office:value-type="float" office:value="1.10837559924096" calcext:value-type="float">
            <text:p>1.108376</text:p>
          </table:table-cell>
          <table:table-cell table:style-name="ce27" table:formula="of:=[.Z11]/2299.81" office:value-type="float" office:value="1.13085972319452" calcext:value-type="float">
            <text:p>1.130860</text:p>
          </table:table-cell>
          <table:table-cell table:style-name="ce27" table:formula="of:=[.AA11]/2281.42" office:value-type="float" office:value="1.10177990023757" calcext:value-type="float">
            <text:p>1.101780</text:p>
          </table:table-cell>
          <table:table-cell table:style-name="ce16" table:formula="of:=[.AB11]/2130.8" office:value-type="float" office:value="1.12604650835367" calcext:value-type="float">
            <text:p>1.126047</text:p>
          </table:table-cell>
          <table:table-cell table:style-name="ce16" table:formula="of:=[.AC11]/2012.76" office:value-type="float" office:value="1.11400007949284" calcext:value-type="float">
            <text:p>1.114000</text:p>
          </table:table-cell>
          <table:table-cell table:style-name="ce16" table:formula="of:=[.AD11]/1847.98" office:value-type="float" office:value="1.11312286929512" calcext:value-type="float">
            <text:p>1.113123</text:p>
          </table:table-cell>
          <table:table-cell office:value-type="float" office:value="1" calcext:value-type="float">
            <text:p>1.000000</text:p>
          </table:table-cell>
          <table:table-cell table:number-columns-repeated="2"/>
          <table:table-cell table:style-name="ce29" office:value-type="float" office:value="12" calcext:value-type="float">
            <text:p>12.000000</text:p>
          </table:table-cell>
          <table:table-cell table:style-name="ce23" office:value-type="float" office:value="101" calcext:value-type="float">
            <text:p>101.000000</text:p>
          </table:table-cell>
          <table:table-cell table:style-name="ce29" office:value-type="float" office:value="6" calcext:value-type="float">
            <text:p>6.000000</text:p>
          </table:table-cell>
          <table:table-cell table:style-name="ce29" office:value-type="float" office:value="10" calcext:value-type="float">
            <text:p>10.000000</text:p>
          </table:table-cell>
          <table:table-cell table:style-name="ce29" office:value-type="float" office:value="11" calcext:value-type="float">
            <text:p>11.000000</text:p>
          </table:table-cell>
          <table:table-cell table:style-name="ce29" office:value-type="float" office:value="17" calcext:value-type="float">
            <text:p>17.000000</text:p>
          </table:table-cell>
          <table:table-cell table:style-name="ce29" office:value-type="float" office:value="12" calcext:value-type="float">
            <text:p>12.000000</text:p>
          </table:table-cell>
          <table:table-cell table:style-name="ce11" office:value-type="float" office:value="10" calcext:value-type="float">
            <text:p>10.000000</text:p>
          </table:table-cell>
          <table:table-cell table:style-name="ce11" office:value-type="float" office:value="8" calcext:value-type="float">
            <text:p>8.000000</text:p>
          </table:table-cell>
          <table:table-cell table:style-name="ce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table:style-name="ce3" office:value-type="float" office:value="63.45" calcext:value-type="float">
            <text:p>63.45</text:p>
          </table:table-cell>
          <table:table-cell table:style-name="ce3" office:value-type="float" office:value="97.12" calcext:value-type="float">
            <text:p>97.12</text:p>
          </table:table-cell>
          <table:table-cell table:style-name="ce3" office:value-type="float" office:value="126.21" calcext:value-type="float">
            <text:p>126.21</text:p>
          </table:table-cell>
          <table:table-cell table:style-name="ce3" office:value-type="float" office:value="157.93" calcext:value-type="float">
            <text:p>157.93</text:p>
          </table:table-cell>
          <table:table-cell table:style-name="ce3" office:value-type="float" office:value="207.2759" calcext:value-type="float">
            <text:p>207.2759</text:p>
          </table:table-cell>
          <table:table-cell table:style-name="ce3" office:value-type="float" office:value="239.0989" calcext:value-type="float">
            <text:p>239.0989</text:p>
          </table:table-cell>
          <table:table-cell table:style-name="ce3" office:value-type="float" office:value="1195.8286" calcext:value-type="float">
            <text:p>1195.8286</text:p>
          </table:table-cell>
          <table:table-cell table:style-name="ce3" office:value-type="float" office:value="1362.1995" calcext:value-type="float">
            <text:p>1362.1995</text:p>
          </table:table-cell>
          <table:table-cell table:number-columns-repeated="8"/>
          <table:table-cell table:formula="of:=[.W12] + [.C12]" office:value-type="float" office:value="3510.44078" calcext:value-type="float">
            <text:p>3510.44078</text:p>
          </table:table-cell>
          <table:table-cell table:formula="of:=SUM([.D12:.U12])" office:value-type="float" office:value="3511.64078" calcext:value-type="float">
            <text:p>3511.64078</text:p>
          </table:table-cell>
          <table:table-cell table:formula="of:=SUM([.E12:.U12])" office:value-type="float" office:value="3490.07618" calcext:value-type="float">
            <text:p>3490.07618</text:p>
          </table:table-cell>
          <table:table-cell table:formula="of:=SUM([.F12:.U12])" office:value-type="float" office:value="3449.1129" calcext:value-type="float">
            <text:p>3449.1129</text:p>
          </table:table-cell>
          <table:table-cell table:formula="of:=SUM([.G12:.U12])" office:value-type="float" office:value="3385.6629" calcext:value-type="float">
            <text:p>3385.6629</text:p>
          </table:table-cell>
          <table:table-cell table:formula="of:=SUM([.H12:.U12])" office:value-type="float" office:value="3288.5429" calcext:value-type="float">
            <text:p>3288.5429</text:p>
          </table:table-cell>
          <table:table-cell table:formula="of:=SUM([.I12:.U12])" office:value-type="float" office:value="3162.3329" calcext:value-type="float">
            <text:p>3162.3329</text:p>
          </table:table-cell>
          <table:table-cell table:formula="of:=SUM([.J12:.U12])" office:value-type="float" office:value="3004.4029" calcext:value-type="float">
            <text:p>3004.4029</text:p>
          </table:table-cell>
          <table:table-cell table:formula="of:=SUM([.K12:.U12])" office:value-type="float" office:value="2797.127" calcext:value-type="float">
            <text:p>2797.127</text:p>
          </table:table-cell>
          <table:table-cell table:formula="of:=SUM([.L12:.U12])" office:value-type="float" office:value="2558.0281" calcext:value-type="float">
            <text:p>2558.0281</text:p>
          </table:table-cell>
          <table:table-cell table:formula="of:=SUM([.M12:.U12])" office:value-type="float" office:value="1362.1995" calcext:value-type="float">
            <text:p>1362.1995</text:p>
          </table:table-cell>
          <table:table-cell table:number-columns-repeated="8"/>
          <table:table-cell table:style-name="ce12" table:formula="of:=[.V12]/1140.4" office:value-type="float" office:value="3.07825392844616" calcext:value-type="float">
            <text:p>3.078254</text:p>
          </table:table-cell>
          <table:table-cell table:style-name="ce27" table:formula="of:=[.W12]/3153.91" office:value-type="float" office:value="1.11342453652768" calcext:value-type="float">
            <text:p>1.113425</text:p>
          </table:table-cell>
          <table:table-cell table:style-name="ce27" table:formula="of:=[.X12]/3227.74" office:value-type="float" office:value="1.08127549926574" calcext:value-type="float">
            <text:p>1.081275</text:p>
          </table:table-cell>
          <table:table-cell table:style-name="ce16" table:formula="of:=[.Y12]/3006.9" office:value-type="float" office:value="1.14706604808939" calcext:value-type="float">
            <text:p>1.147066</text:p>
          </table:table-cell>
          <table:table-cell table:style-name="ce27" table:formula="of:=[.Z12]/3016.57" office:value-type="float" office:value="1.12235515834209" calcext:value-type="float">
            <text:p>1.122355</text:p>
          </table:table-cell>
          <table:table-cell table:style-name="ce27" table:formula="of:=[.AA12]/2811.05" office:value-type="float" office:value="1.16986282705751" calcext:value-type="float">
            <text:p>1.169863</text:p>
          </table:table-cell>
          <table:table-cell table:style-name="ce27" table:formula="of:=[.AB12]/2822.37" office:value-type="float" office:value="1.12045298809157" calcext:value-type="float">
            <text:p>1.120453</text:p>
          </table:table-cell>
          <table:table-cell table:style-name="ce16" table:formula="of:=[.AC12]/2618.34" office:value-type="float" office:value="1.14744567168511" calcext:value-type="float">
            <text:p>1.147446</text:p>
          </table:table-cell>
          <table:table-cell table:style-name="ce16" table:formula="of:=[.AD12]/2447.56" office:value-type="float" office:value="1.14282264786154" calcext:value-type="float">
            <text:p>1.142823</text:p>
          </table:table-cell>
          <table:table-cell table:style-name="ce16" table:formula="of:=[.AE12]/2231.77" office:value-type="float" office:value="1.14618804805155" calcext:value-type="float">
            <text:p>1.146188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29" office:value-type="float" office:value="23" calcext:value-type="float">
            <text:p>23.000000</text:p>
          </table:table-cell>
          <table:table-cell table:style-name="ce29" office:value-type="float" office:value="12" calcext:value-type="float">
            <text:p>12.000000</text:p>
          </table:table-cell>
          <table:table-cell table:number-columns-repeated="2" table:style-name="ce23" office:value-type="float" office:value="101" calcext:value-type="float">
            <text:p>101.000000</text:p>
          </table:table-cell>
          <table:table-cell table:style-name="ce29" office:value-type="float" office:value="9" calcext:value-type="float">
            <text:p>9.000000</text:p>
          </table:table-cell>
          <table:table-cell table:style-name="ce29" office:value-type="float" office:value="17" calcext:value-type="float">
            <text:p>17.000000</text:p>
          </table:table-cell>
          <table:table-cell office:value-type="float" office:value="11" calcext:value-type="float">
            <text:p>11.000000</text:p>
          </table:table-cell>
          <table:table-cell table:style-name="ce11" office:value-type="float" office:value="11" calcext:value-type="float">
            <text:p>11.000000</text:p>
          </table:table-cell>
          <table:table-cell table:style-name="ce11" office:value-type="float" office:value="10" calcext:value-type="float">
            <text:p>10.000000</text:p>
          </table:table-cell>
          <table:table-cell table:style-name="ce11" office:value-type="float" office:value="6" calcext:value-type="float">
            <text:p>6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/>
          <table:table-cell table:style-name="ce3" table:number-columns-repeated="9"/>
          <table:table-cell table:number-columns-repeated="7"/>
          <table:table-cell table:formula="of:=[.W13] + [.C13]" office:value-type="float" office:value="5.687006" calcext:value-type="float">
            <text:p>5.687006</text:p>
          </table:table-cell>
          <table:table-cell table:formula="of:=SUM([.D13:.U13])" office:value-type="float" office:value="5.13908" calcext:value-type="float">
            <text:p>5.13908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table:style-name="ce3" table:number-columns-repeated="10"/>
          <table:table-cell table:number-columns-repeated="6"/>
          <table:table-cell table:formula="of:=[.W14] + [.C14]" office:value-type="float" office:value="22.28152" calcext:value-type="float">
            <text:p>22.28152</text:p>
          </table:table-cell>
          <table:table-cell table:formula="of:=SUM([.D14:.U14])" office:value-type="float" office:value="22.68152" calcext:value-type="float">
            <text:p>22.68152</text:p>
          </table:table-cell>
          <table:table-cell table:formula="of:=SUM([.E14:.U14])" office:value-type="float" office:value="15.03528" calcext:value-type="float">
            <text:p>15.03528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table:style-name="ce3" office:value-type="float" office:value="28.44765" calcext:value-type="float">
            <text:p>28.44765</text:p>
          </table:table-cell>
          <table:table-cell table:style-name="ce3" table:number-columns-repeated="10"/>
          <table:table-cell table:number-columns-repeated="5"/>
          <table:table-cell table:formula="of:=[.W15] + [.C15]" office:value-type="float" office:value="48.69481" calcext:value-type="float">
            <text:p>48.69481</text:p>
          </table:table-cell>
          <table:table-cell table:formula="of:=SUM([.D15:.U15])" office:value-type="float" office:value="48.26198" calcext:value-type="float">
            <text:p>48.26198</text:p>
          </table:table-cell>
          <table:table-cell table:formula="of:=SUM([.E15:.U15])" office:value-type="float" office:value="47.27621" calcext:value-type="float">
            <text:p>47.27621</text:p>
          </table:table-cell>
          <table:table-cell table:formula="of:=SUM([.F15:.U15])" office:value-type="float" office:value="28.44765" calcext:value-type="float">
            <text:p>28.44765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table:style-name="ce3" office:value-type="float" office:value="33.49302" calcext:value-type="float">
            <text:p>33.49302</text:p>
          </table:table-cell>
          <table:table-cell table:style-name="ce3" office:value-type="float" office:value="45.14181" calcext:value-type="float">
            <text:p>45.14181</text:p>
          </table:table-cell>
          <table:table-cell table:style-name="ce3" table:number-columns-repeated="10"/>
          <table:table-cell table:number-columns-repeated="4"/>
          <table:table-cell table:formula="of:=[.W16] + [.C16]" office:value-type="float" office:value="104.5218912" calcext:value-type="float">
            <text:p>104.5218912</text:p>
          </table:table-cell>
          <table:table-cell table:formula="of:=SUM([.D16:.U16])" office:value-type="float" office:value="103.13237" calcext:value-type="float">
            <text:p>103.13237</text:p>
          </table:table-cell>
          <table:table-cell table:formula="of:=SUM([.E16:.U16])" office:value-type="float" office:value="94.98068" calcext:value-type="float">
            <text:p>94.98068</text:p>
          </table:table-cell>
          <table:table-cell table:formula="of:=SUM([.F16:.U16])" office:value-type="float" office:value="78.63483" calcext:value-type="float">
            <text:p>78.63483</text:p>
          </table:table-cell>
          <table:table-cell table:formula="of:=SUM([.G16:.U16])" office:value-type="float" office:value="45.14181" calcext:value-type="float">
            <text:p>45.14181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table:style-name="ce3" office:value-type="float" office:value="30.2027" calcext:value-type="float">
            <text:p>30.2027</text:p>
          </table:table-cell>
          <table:table-cell table:style-name="ce3" office:value-type="float" office:value="51.4439" calcext:value-type="float">
            <text:p>51.4439</text:p>
          </table:table-cell>
          <table:table-cell table:style-name="ce3" office:value-type="float" office:value="65.0251" calcext:value-type="float">
            <text:p>65.0251</text:p>
          </table:table-cell>
          <table:table-cell table:style-name="ce3" table:number-columns-repeated="10"/>
          <table:table-cell table:number-columns-repeated="3"/>
          <table:table-cell table:formula="of:=[.W17] + [.C17]" office:value-type="float" office:value="177.674399" calcext:value-type="float">
            <text:p>177.674399</text:p>
          </table:table-cell>
          <table:table-cell table:formula="of:=SUM([.D17:.U17])" office:value-type="float" office:value="176.92779" calcext:value-type="float">
            <text:p>176.92779</text:p>
          </table:table-cell>
          <table:table-cell table:formula="of:=SUM([.E17:.U17])" office:value-type="float" office:value="166.4411" calcext:value-type="float">
            <text:p>166.4411</text:p>
          </table:table-cell>
          <table:table-cell table:formula="of:=SUM([.F17:.U17])" office:value-type="float" office:value="146.6717" calcext:value-type="float">
            <text:p>146.6717</text:p>
          </table:table-cell>
          <table:table-cell table:formula="of:=SUM([.G17:.U17])" office:value-type="float" office:value="116.469" calcext:value-type="float">
            <text:p>116.469</text:p>
          </table:table-cell>
          <table:table-cell table:formula="of:=SUM([.H17:.U17])" office:value-type="float" office:value="65.0251" calcext:value-type="float">
            <text:p>65.025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table:style-name="ce3" office:value-type="float" office:value="34.79" calcext:value-type="float">
            <text:p>34.79</text:p>
          </table:table-cell>
          <table:table-cell table:style-name="ce3" office:value-type="float" office:value="47.222" calcext:value-type="float">
            <text:p>47.222</text:p>
          </table:table-cell>
          <table:table-cell table:style-name="ce3" office:value-type="float" office:value="72.5945" calcext:value-type="float">
            <text:p>72.5945</text:p>
          </table:table-cell>
          <table:table-cell table:style-name="ce3" office:value-type="float" office:value="88.053" calcext:value-type="float">
            <text:p>88.053</text:p>
          </table:table-cell>
          <table:table-cell table:style-name="ce3" table:number-columns-repeated="10"/>
          <table:table-cell table:number-columns-repeated="2"/>
          <table:table-cell table:formula="of:=[.W18] + [.C18]" office:value-type="float" office:value="278.4345142" calcext:value-type="float">
            <text:p>278.4345142</text:p>
          </table:table-cell>
          <table:table-cell table:formula="of:=SUM([.D18:.U18])" office:value-type="float" office:value="276.35741" calcext:value-type="float">
            <text:p>276.35741</text:p>
          </table:table-cell>
          <table:table-cell table:formula="of:=SUM([.E18:.U18])" office:value-type="float" office:value="265.9974" calcext:value-type="float">
            <text:p>265.9974</text:p>
          </table:table-cell>
          <table:table-cell table:formula="of:=SUM([.F18:.U18])" office:value-type="float" office:value="242.6595" calcext:value-type="float">
            <text:p>242.6595</text:p>
          </table:table-cell>
          <table:table-cell table:formula="of:=SUM([.G18:.U18])" office:value-type="float" office:value="207.8695" calcext:value-type="float">
            <text:p>207.8695</text:p>
          </table:table-cell>
          <table:table-cell table:formula="of:=SUM([.H18:.U18])" office:value-type="float" office:value="160.6475" calcext:value-type="float">
            <text:p>160.6475</text:p>
          </table:table-cell>
          <table:table-cell table:formula="of:=SUM([.I18:.U18])" office:value-type="float" office:value="88.053" calcext:value-type="float">
            <text:p>88.053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table:style-name="ce3" office:value-type="float" office:value="39.61" calcext:value-type="float">
            <text:p>39.61</text:p>
          </table:table-cell>
          <table:table-cell table:style-name="ce3" office:value-type="float" office:value="53.4652" calcext:value-type="float">
            <text:p>53.4652</text:p>
          </table:table-cell>
          <table:table-cell table:style-name="ce3" office:value-type="float" office:value="67.8" calcext:value-type="float">
            <text:p>67.8</text:p>
          </table:table-cell>
          <table:table-cell table:style-name="ce3" office:value-type="float" office:value="97.03" calcext:value-type="float">
            <text:p>97.03</text:p>
          </table:table-cell>
          <table:table-cell table:style-name="ce3" office:value-type="float" office:value="114.1958" calcext:value-type="float">
            <text:p>114.1958</text:p>
          </table:table-cell>
          <table:table-cell table:style-name="ce3" table:number-columns-repeated="10"/>
          <table:table-cell/>
          <table:table-cell table:formula="of:=[.W19] + [.C19]" office:value-type="float" office:value="412.495365" calcext:value-type="float">
            <text:p>412.495365</text:p>
          </table:table-cell>
          <table:table-cell table:formula="of:=SUM([.D19:.U19])" office:value-type="float" office:value="408.88264" calcext:value-type="float">
            <text:p>408.88264</text:p>
          </table:table-cell>
          <table:table-cell table:formula="of:=SUM([.E19:.U19])" office:value-type="float" office:value="395.915" calcext:value-type="float">
            <text:p>395.915</text:p>
          </table:table-cell>
          <table:table-cell table:formula="of:=SUM([.F19:.U19])" office:value-type="float" office:value="372.101" calcext:value-type="float">
            <text:p>372.101</text:p>
          </table:table-cell>
          <table:table-cell table:formula="of:=SUM([.G19:.U19])" office:value-type="float" office:value="332.491" calcext:value-type="float">
            <text:p>332.491</text:p>
          </table:table-cell>
          <table:table-cell table:formula="of:=SUM([.H19:.U19])" office:value-type="float" office:value="279.0258" calcext:value-type="float">
            <text:p>279.0258</text:p>
          </table:table-cell>
          <table:table-cell table:formula="of:=SUM([.I19:.U19])" office:value-type="float" office:value="211.2258" calcext:value-type="float">
            <text:p>211.2258</text:p>
          </table:table-cell>
          <table:table-cell table:formula="of:=SUM([.J19:.U19])" office:value-type="float" office:value="114.1958" calcext:value-type="float">
            <text:p>114.195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table:style-name="ce3" office:value-type="float" office:value="40.74" calcext:value-type="float">
            <text:p>40.74</text:p>
          </table:table-cell>
          <table:table-cell table:style-name="ce3" office:value-type="float" office:value="59.81" calcext:value-type="float">
            <text:p>59.81</text:p>
          </table:table-cell>
          <table:table-cell table:style-name="ce3" office:value-type="float" office:value="75.02" calcext:value-type="float">
            <text:p>75.02</text:p>
          </table:table-cell>
          <table:table-cell table:style-name="ce3" office:value-type="float" office:value="91.009" calcext:value-type="float">
            <text:p>91.009</text:p>
          </table:table-cell>
          <table:table-cell table:style-name="ce3" office:value-type="float" office:value="124.323" calcext:value-type="float">
            <text:p>124.323</text:p>
          </table:table-cell>
          <table:table-cell table:style-name="ce3" office:value-type="float" office:value="143.46" calcext:value-type="float">
            <text:p>143.46</text:p>
          </table:table-cell>
          <table:table-cell table:style-name="ce3" table:number-columns-repeated="10"/>
          <table:table-cell table:formula="of:=[.W20] + [.C20]" office:value-type="float" office:value="576.75129" calcext:value-type="float">
            <text:p>576.75129</text:p>
          </table:table-cell>
          <table:table-cell table:formula="of:=SUM([.D20:.U20])" office:value-type="float" office:value="577.75129" calcext:value-type="float">
            <text:p>577.75129</text:p>
          </table:table-cell>
          <table:table-cell table:formula="of:=SUM([.E20:.U20])" office:value-type="float" office:value="561.99167" calcext:value-type="float">
            <text:p>561.99167</text:p>
          </table:table-cell>
          <table:table-cell table:formula="of:=SUM([.F20:.U20])" office:value-type="float" office:value="534.362" calcext:value-type="float">
            <text:p>534.362</text:p>
          </table:table-cell>
          <table:table-cell table:formula="of:=SUM([.G20:.U20])" office:value-type="float" office:value="493.622" calcext:value-type="float">
            <text:p>493.622</text:p>
          </table:table-cell>
          <table:table-cell table:formula="of:=SUM([.H20:.U20])" office:value-type="float" office:value="433.812" calcext:value-type="float">
            <text:p>433.812</text:p>
          </table:table-cell>
          <table:table-cell table:formula="of:=SUM([.I20:.U20])" office:value-type="float" office:value="358.792" calcext:value-type="float">
            <text:p>358.792</text:p>
          </table:table-cell>
          <table:table-cell table:formula="of:=SUM([.J20:.U20])" office:value-type="float" office:value="267.783" calcext:value-type="float">
            <text:p>267.783</text:p>
          </table:table-cell>
          <table:table-cell table:formula="of:=SUM([.K20:.U20])" office:value-type="float" office:value="143.46" calcext:value-type="float">
            <text:p>143.46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table:style-name="Default" table:number-columns-repeated="5"/>
          <table:table-cell table:number-columns-repeated="12"/>
          <table:table-cell table:formula="of:=[.W21] + [.C21]" office:value-type="float" office:value="4.842119" calcext:value-type="float">
            <text:p>4.842119</text:p>
          </table:table-cell>
          <table:table-cell table:formula="of:=SUM([.D21:.U21])" office:value-type="float" office:value="4.34066" calcext:value-type="float">
            <text:p>4.34066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table:style-name="ce3"/>
          <table:table-cell table:style-name="Default" table:number-columns-repeated="3"/>
          <table:table-cell table:number-columns-repeated="12"/>
          <table:table-cell table:formula="of:=[.W22] + [.C22]" office:value-type="float" office:value="18.00943" calcext:value-type="float">
            <text:p>18.00943</text:p>
          </table:table-cell>
          <table:table-cell table:formula="of:=SUM([.D22:.U22])" office:value-type="float" office:value="17.98488" calcext:value-type="float">
            <text:p>17.98488</text:p>
          </table:table-cell>
          <table:table-cell table:formula="of:=SUM([.E22:.U22])" office:value-type="float" office:value="11.87172" calcext:value-type="float">
            <text:p>11.87172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table:style-name="ce3" office:value-type="float" office:value="24.75666" calcext:value-type="float">
            <text:p>24.75666</text:p>
          </table:table-cell>
          <table:table-cell table:style-name="Default" table:number-columns-repeated="3"/>
          <table:table-cell table:number-columns-repeated="12"/>
          <table:table-cell table:formula="of:=[.W23] + [.C23]" office:value-type="float" office:value="44.29721" calcext:value-type="float">
            <text:p>44.29721</text:p>
          </table:table-cell>
          <table:table-cell table:formula="of:=SUM([.D23:.U23])" office:value-type="float" office:value="44.11783" calcext:value-type="float">
            <text:p>44.11783</text:p>
          </table:table-cell>
          <table:table-cell table:formula="of:=SUM([.E23:.U23])" office:value-type="float" office:value="37.55633" calcext:value-type="float">
            <text:p>37.55633</text:p>
          </table:table-cell>
          <table:table-cell table:formula="of:=SUM([.F23:.U23])" office:value-type="float" office:value="24.75666" calcext:value-type="float">
            <text:p>24.75666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table:style-name="ce3" office:value-type="float" office:value="27.4917" calcext:value-type="float">
            <text:p>27.4917</text:p>
          </table:table-cell>
          <table:table-cell table:style-name="ce3" office:value-type="float" office:value="43.2672" calcext:value-type="float">
            <text:p>43.2672</text:p>
          </table:table-cell>
          <table:table-cell table:style-name="Default" table:number-columns-repeated="2"/>
          <table:table-cell table:number-columns-repeated="12"/>
          <table:table-cell table:formula="of:=[.W24] + [.C24]" office:value-type="float" office:value="91.23804" calcext:value-type="float">
            <text:p>91.23804</text:p>
          </table:table-cell>
          <table:table-cell table:formula="of:=SUM([.D24:.U24])" office:value-type="float" office:value="91.1625" calcext:value-type="float">
            <text:p>91.1625</text:p>
          </table:table-cell>
          <table:table-cell table:formula="of:=SUM([.E24:.U24])" office:value-type="float" office:value="84.3344" calcext:value-type="float">
            <text:p>84.3344</text:p>
          </table:table-cell>
          <table:table-cell table:formula="of:=SUM([.F24:.U24])" office:value-type="float" office:value="70.7589" calcext:value-type="float">
            <text:p>70.7589</text:p>
          </table:table-cell>
          <table:table-cell table:formula="of:=SUM([.G24:.U24])" office:value-type="float" office:value="43.2672" calcext:value-type="float">
            <text:p>43.2672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6.7462" calcext:value-type="float">
            <text:p>6.7462</text:p>
          </table:table-cell>
          <table:table-cell office:value-type="float" office:value="14.66" calcext:value-type="float">
            <text:p>14.66</text:p>
          </table:table-cell>
          <table:table-cell table:style-name="ce3" office:value-type="float" office:value="29.311" calcext:value-type="float">
            <text:p>29.311</text:p>
          </table:table-cell>
          <table:table-cell table:style-name="ce3" office:value-type="float" office:value="46.709" calcext:value-type="float">
            <text:p>46.709</text:p>
          </table:table-cell>
          <table:table-cell table:style-name="ce3" office:value-type="float" office:value="65.2817" calcext:value-type="float">
            <text:p>65.2817</text:p>
          </table:table-cell>
          <table:table-cell table:style-name="Default"/>
          <table:table-cell table:number-columns-repeated="12"/>
          <table:table-cell table:formula="of:=[.W25] + [.C25]" office:value-type="float" office:value="163.23556" calcext:value-type="float">
            <text:p>163.23556</text:p>
          </table:table-cell>
          <table:table-cell table:formula="of:=SUM([.D25:.U25])" office:value-type="float" office:value="162.7079" calcext:value-type="float">
            <text:p>162.7079</text:p>
          </table:table-cell>
          <table:table-cell table:formula="of:=SUM([.E25:.U25])" office:value-type="float" office:value="155.9617" calcext:value-type="float">
            <text:p>155.9617</text:p>
          </table:table-cell>
          <table:table-cell table:formula="of:=SUM([.F25:.U25])" office:value-type="float" office:value="141.3017" calcext:value-type="float">
            <text:p>141.3017</text:p>
          </table:table-cell>
          <table:table-cell table:formula="of:=SUM([.G25:.U25])" office:value-type="float" office:value="111.9907" calcext:value-type="float">
            <text:p>111.9907</text:p>
          </table:table-cell>
          <table:table-cell table:formula="of:=SUM([.H25:.U25])" office:value-type="float" office:value="65.2817" calcext:value-type="float">
            <text:p>65.2817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table:style-name="ce3" office:value-type="float" office:value="30.96" calcext:value-type="float">
            <text:p>30.96</text:p>
          </table:table-cell>
          <table:table-cell table:style-name="ce3" office:value-type="float" office:value="49.16" calcext:value-type="float">
            <text:p>49.16</text:p>
          </table:table-cell>
          <table:table-cell table:style-name="ce3" office:value-type="float" office:value="69.46" calcext:value-type="float">
            <text:p>69.46</text:p>
          </table:table-cell>
          <table:table-cell table:style-name="ce3" office:value-type="float" office:value="90.6349" calcext:value-type="float">
            <text:p>90.6349</text:p>
          </table:table-cell>
          <table:table-cell table:number-columns-repeated="12"/>
          <table:table-cell table:formula="of:=[.W26] + [.C26]" office:value-type="float" office:value="264.143028" calcext:value-type="float">
            <text:p>264.143028</text:p>
          </table:table-cell>
          <table:table-cell table:formula="of:=SUM([.D26:.U26])" office:value-type="float" office:value="263.4671" calcext:value-type="float">
            <text:p>263.4671</text:p>
          </table:table-cell>
          <table:table-cell table:formula="of:=SUM([.E26:.U26])" office:value-type="float" office:value="256.7006" calcext:value-type="float">
            <text:p>256.7006</text:p>
          </table:table-cell>
          <table:table-cell table:formula="of:=SUM([.F26:.U26])" office:value-type="float" office:value="240.2149" calcext:value-type="float">
            <text:p>240.2149</text:p>
          </table:table-cell>
          <table:table-cell table:formula="of:=SUM([.G26:.U26])" office:value-type="float" office:value="209.2549" calcext:value-type="float">
            <text:p>209.2549</text:p>
          </table:table-cell>
          <table:table-cell table:formula="of:=SUM([.H26:.U26])" office:value-type="float" office:value="160.0949" calcext:value-type="float">
            <text:p>160.0949</text:p>
          </table:table-cell>
          <table:table-cell table:formula="of:=SUM([.I26:.U26])" office:value-type="float" office:value="90.6349" calcext:value-type="float">
            <text:p>90.6349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table:style-name="ce3" office:value-type="float" office:value="33.668" calcext:value-type="float">
            <text:p>33.668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119.203" calcext:value-type="float">
            <text:p>119.203</text:p>
          </table:table-cell>
          <table:table-cell table:number-columns-repeated="11"/>
          <table:table-cell table:formula="of:=[.W27] + [.C27]" office:value-type="float" office:value="394.64501" calcext:value-type="float">
            <text:p>394.64501</text:p>
          </table:table-cell>
          <table:table-cell table:formula="of:=SUM([.D27:.U27])" office:value-type="float" office:value="395.14501" calcext:value-type="float">
            <text:p>395.14501</text:p>
          </table:table-cell>
          <table:table-cell table:formula="of:=SUM([.E27:.U27])" office:value-type="float" office:value="387.71099" calcext:value-type="float">
            <text:p>387.71099</text:p>
          </table:table-cell>
          <table:table-cell table:formula="of:=SUM([.F27:.U27])" office:value-type="float" office:value="372.071" calcext:value-type="float">
            <text:p>372.071</text:p>
          </table:table-cell>
          <table:table-cell table:formula="of:=SUM([.G27:.U27])" office:value-type="float" office:value="338.403" calcext:value-type="float">
            <text:p>338.403</text:p>
          </table:table-cell>
          <table:table-cell table:formula="of:=SUM([.H27:.U27])" office:value-type="float" office:value="287.203" calcext:value-type="float">
            <text:p>287.203</text:p>
          </table:table-cell>
          <table:table-cell table:formula="of:=SUM([.I27:.U27])" office:value-type="float" office:value="214.803" calcext:value-type="float">
            <text:p>214.803</text:p>
          </table:table-cell>
          <table:table-cell table:formula="of:=SUM([.J27:.U27])" office:value-type="float" office:value="119.203" calcext:value-type="float">
            <text:p>119.203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table:style-name="ce3" office:value-type="float" office:value="30.652" calcext:value-type="float">
            <text:p>30.652</text:p>
          </table:table-cell>
          <table:table-cell table:style-name="ce3" office:value-type="float" office:value="54.8" calcext:value-type="float">
            <text:p>54.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124.98" calcext:value-type="float">
            <text:p>124.98</text:p>
          </table:table-cell>
          <table:table-cell table:style-name="ce3" office:value-type="float" office:value="151.06" calcext:value-type="float">
            <text:p>151.06</text:p>
          </table:table-cell>
          <table:table-cell table:number-columns-repeated="10"/>
          <table:table-cell table:formula="of:=[.W28] + [.C28]" office:value-type="float" office:value="559.835436" calcext:value-type="float">
            <text:p>559.835436</text:p>
          </table:table-cell>
          <table:table-cell table:formula="of:=SUM([.D28:.U28])" office:value-type="float" office:value="559.6822" calcext:value-type="float">
            <text:p>559.6822</text:p>
          </table:table-cell>
          <table:table-cell table:formula="of:=SUM([.E28:.U28])" office:value-type="float" office:value="551.7798" calcext:value-type="float">
            <text:p>551.7798</text:p>
          </table:table-cell>
          <table:table-cell table:formula="of:=SUM([.F28:.U28])" office:value-type="float" office:value="535.592" calcext:value-type="float">
            <text:p>535.592</text:p>
          </table:table-cell>
          <table:table-cell table:formula="of:=SUM([.G28:.U28])" office:value-type="float" office:value="504.94" calcext:value-type="float">
            <text:p>504.94</text:p>
          </table:table-cell>
          <table:table-cell table:formula="of:=SUM([.H28:.U28])" office:value-type="float" office:value="450.14" calcext:value-type="float">
            <text:p>450.14</text:p>
          </table:table-cell>
          <table:table-cell table:formula="of:=SUM([.I28:.U28])" office:value-type="float" office:value="375.14" calcext:value-type="float">
            <text:p>375.14</text:p>
          </table:table-cell>
          <table:table-cell table:formula="of:=SUM([.J28:.U28])" office:value-type="float" office:value="276.04" calcext:value-type="float">
            <text:p>276.04</text:p>
          </table:table-cell>
          <table:table-cell table:formula="of:=SUM([.K28:.U28])" office:value-type="float" office:value="151.06" calcext:value-type="float">
            <text:p>151.06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51.3" calcext:value-type="float">
            <text:p>51.3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.9" calcext:value-type="float">
            <text:p>128.9</text:p>
          </table:table-cell>
          <table:table-cell table:style-name="ce3" office:value-type="float" office:value="157.8" calcext:value-type="float">
            <text:p>157.8</text:p>
          </table:table-cell>
          <table:table-cell table:style-name="ce3" office:value-type="float" office:value="186.13" calcext:value-type="float">
            <text:p>186.13</text:p>
          </table:table-cell>
          <table:table-cell table:number-columns-repeated="9"/>
          <table:table-cell table:formula="of:=[.W29] + [.C29]" office:value-type="float" office:value="664.756255" calcext:value-type="float">
            <text:p>664.756255</text:p>
          </table:table-cell>
          <table:table-cell table:formula="of:=SUM([.D29:.U29])" office:value-type="float" office:value="664.094" calcext:value-type="float">
            <text:p>664.094</text:p>
          </table:table-cell>
          <table:table-cell table:formula="of:=SUM([.E29:.U29])" office:value-type="float" office:value="656.213" calcext:value-type="float">
            <text:p>656.213</text:p>
          </table:table-cell>
          <table:table-cell table:formula="of:=SUM([.F29:.U29])" office:value-type="float" office:value="639.13" calcext:value-type="float">
            <text:p>639.13</text:p>
          </table:table-cell>
          <table:table-cell table:formula="of:=SUM([.G29:.U29])" office:value-type="float" office:value="605.63" calcext:value-type="float">
            <text:p>605.63</text:p>
          </table:table-cell>
          <table:table-cell table:formula="of:=SUM([.H29:.U29])" office:value-type="float" office:value="554.33" calcext:value-type="float">
            <text:p>554.33</text:p>
          </table:table-cell>
          <table:table-cell table:formula="of:=SUM([.I29:.U29])" office:value-type="float" office:value="474.83" calcext:value-type="float">
            <text:p>474.83</text:p>
          </table:table-cell>
          <table:table-cell table:formula="of:=SUM([.J29:.U29])" office:value-type="float" office:value="472.83" calcext:value-type="float">
            <text:p>472.83</text:p>
          </table:table-cell>
          <table:table-cell table:formula="of:=SUM([.K29:.U29])" office:value-type="float" office:value="343.93" calcext:value-type="float">
            <text:p>343.93</text:p>
          </table:table-cell>
          <table:table-cell table:formula="of:=SUM([.L29:.U29])" office:value-type="float" office:value="186.13" calcext:value-type="float">
            <text:p>186.13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table:style-name="ce3" office:value-type="float" office:value="35.19" calcext:value-type="float">
            <text:p>35.19</text:p>
          </table:table-cell>
          <table:table-cell table:style-name="ce3" office:value-type="float" office:value="54.9" calcext:value-type="float">
            <text:p>54.9</text:p>
          </table:table-cell>
          <table:table-cell table:style-name="ce3" office:value-type="float" office:value="76.06" calcext:value-type="float">
            <text:p>76.0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24.6" calcext:value-type="float">
            <text:p>224.6</text:p>
          </table:table-cell>
          <table:table-cell table:number-columns-repeated="8"/>
          <table:table-cell table:formula="of:=[.W30] + [.C30]" office:value-type="float" office:value="1013.7158" calcext:value-type="float">
            <text:p>1013.7158</text:p>
          </table:table-cell>
          <table:table-cell table:formula="of:=SUM([.D30:.U30])" office:value-type="float" office:value="1012.55864" calcext:value-type="float">
            <text:p>1012.55864</text:p>
          </table:table-cell>
          <table:table-cell table:formula="of:=SUM([.E30:.U30])" office:value-type="float" office:value="1004.91884" calcext:value-type="float">
            <text:p>1004.91884</text:p>
          </table:table-cell>
          <table:table-cell table:formula="of:=SUM([.F30:.U30])" office:value-type="float" office:value="986.75" calcext:value-type="float">
            <text:p>986.75</text:p>
          </table:table-cell>
          <table:table-cell table:formula="of:=SUM([.G30:.U30])" office:value-type="float" office:value="951.56" calcext:value-type="float">
            <text:p>951.56</text:p>
          </table:table-cell>
          <table:table-cell table:formula="of:=SUM([.H30:.U30])" office:value-type="float" office:value="896.66" calcext:value-type="float">
            <text:p>896.66</text:p>
          </table:table-cell>
          <table:table-cell table:formula="of:=SUM([.I30:.U30])" office:value-type="float" office:value="820.6" calcext:value-type="float">
            <text:p>820.6</text:p>
          </table:table-cell>
          <table:table-cell table:formula="of:=SUM([.J30:.U30])" office:value-type="float" office:value="712.6" calcext:value-type="float">
            <text:p>712.6</text:p>
          </table:table-cell>
          <table:table-cell table:formula="of:=SUM([.K30:.U30])" office:value-type="float" office:value="579.6" calcext:value-type="float">
            <text:p>579.6</text:p>
          </table:table-cell>
          <table:table-cell table:formula="of:=SUM([.L30:.U30])" office:value-type="float" office:value="417.6" calcext:value-type="float">
            <text:p>417.6</text:p>
          </table:table-cell>
          <table:table-cell table:formula="of:=SUM([.M30:.U30])" office:value-type="float" office:value="224.6" calcext:value-type="float">
            <text:p>224.6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table:style-name="ce3" office:value-type="float" office:value="36.841" calcext:value-type="float">
            <text:p>36.841</text:p>
          </table:table-cell>
          <table:table-cell table:style-name="ce3" office:value-type="float" office:value="57.38" calcext:value-type="float">
            <text:p>57.38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65.3" calcext:value-type="float">
            <text:p>265.3</text:p>
          </table:table-cell>
          <table:table-cell table:number-columns-repeated="7"/>
          <table:table-cell table:formula="of:=[.W31] + [.C31]" office:value-type="float" office:value="1307.57556" calcext:value-type="float">
            <text:p>1307.57556</text:p>
          </table:table-cell>
          <table:table-cell table:formula="of:=SUM([.D31:.U31])" office:value-type="float" office:value="1306.33978" calcext:value-type="float">
            <text:p>1306.33978</text:p>
          </table:table-cell>
          <table:table-cell table:formula="of:=SUM([.E31:.U31])" office:value-type="float" office:value="1298.6134" calcext:value-type="float">
            <text:p>1298.6134</text:p>
          </table:table-cell>
          <table:table-cell table:formula="of:=SUM([.F31:.U31])" office:value-type="float" office:value="1278.321" calcext:value-type="float">
            <text:p>1278.321</text:p>
          </table:table-cell>
          <table:table-cell table:formula="of:=SUM([.G31:.U31])" office:value-type="float" office:value="1241.48" calcext:value-type="float">
            <text:p>1241.48</text:p>
          </table:table-cell>
          <table:table-cell table:formula="of:=SUM([.H31:.U31])" office:value-type="float" office:value="1184.1" calcext:value-type="float">
            <text:p>1184.1</text:p>
          </table:table-cell>
          <table:table-cell table:formula="of:=SUM([.I31:.U31])" office:value-type="float" office:value="1104.3" calcext:value-type="float">
            <text:p>1104.3</text:p>
          </table:table-cell>
          <table:table-cell table:formula="of:=SUM([.J31:.U31])" office:value-type="float" office:value="1001.3" calcext:value-type="float">
            <text:p>1001.3</text:p>
          </table:table-cell>
          <table:table-cell table:formula="of:=SUM([.K31:.U31])" office:value-type="float" office:value="862.3" calcext:value-type="float">
            <text:p>862.3</text:p>
          </table:table-cell>
          <table:table-cell table:formula="of:=SUM([.L31:.U31])" office:value-type="float" office:value="696.3" calcext:value-type="float">
            <text:p>696.3</text:p>
          </table:table-cell>
          <table:table-cell table:formula="of:=SUM([.M31:.U31])" office:value-type="float" office:value="497.3" calcext:value-type="float">
            <text:p>497.3</text:p>
          </table:table-cell>
          <table:table-cell table:formula="of:=SUM([.N31:.U31])" office:value-type="float" office:value="265.3" calcext:value-type="float">
            <text:p>265.3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table:style-name="ce3" office:value-type="float" office:value="39.723" calcext:value-type="float">
            <text:p>39.723</text:p>
          </table:table-cell>
          <table:table-cell table:style-name="ce3" office:value-type="float" office:value="59.4" calcext:value-type="float">
            <text:p>59.4</text:p>
          </table:table-cell>
          <table:table-cell table:style-name="ce3" office:value-type="float" office:value="82.6" calcext:value-type="float">
            <text:p>82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10.8" calcext:value-type="float">
            <text:p>310.8</text:p>
          </table:table-cell>
          <table:table-cell table:number-columns-repeated="6"/>
          <table:table-cell table:formula="of:=[.W32] + [.C32]" office:value-type="float" office:value="1650.2816" calcext:value-type="float">
            <text:p>1650.2816</text:p>
          </table:table-cell>
          <table:table-cell table:formula="of:=SUM([.D32:.U32])" office:value-type="float" office:value="1650.8816" calcext:value-type="float">
            <text:p>1650.8816</text:p>
          </table:table-cell>
          <table:table-cell table:formula="of:=SUM([.E32:.U32])" office:value-type="float" office:value="1641.4874" calcext:value-type="float">
            <text:p>1641.4874</text:p>
          </table:table-cell>
          <table:table-cell table:formula="of:=SUM([.F32:.U32])" office:value-type="float" office:value="1623.523" calcext:value-type="float">
            <text:p>1623.523</text:p>
          </table:table-cell>
          <table:table-cell table:formula="of:=SUM([.G32:.U32])" office:value-type="float" office:value="1583.8" calcext:value-type="float">
            <text:p>1583.8</text:p>
          </table:table-cell>
          <table:table-cell table:formula="of:=SUM([.H32:.U32])" office:value-type="float" office:value="1524.4" calcext:value-type="float">
            <text:p>1524.4</text:p>
          </table:table-cell>
          <table:table-cell table:formula="of:=SUM([.I32:.U32])" office:value-type="float" office:value="1441.8" calcext:value-type="float">
            <text:p>1441.8</text:p>
          </table:table-cell>
          <table:table-cell table:formula="of:=SUM([.J32:.U32])" office:value-type="float" office:value="1333.8" calcext:value-type="float">
            <text:p>1333.8</text:p>
          </table:table-cell>
          <table:table-cell table:formula="of:=SUM([.K32:.U32])" office:value-type="float" office:value="1199.8" calcext:value-type="float">
            <text:p>1199.8</text:p>
          </table:table-cell>
          <table:table-cell table:formula="of:=SUM([.L32:.U32])" office:value-type="float" office:value="1025.8" calcext:value-type="float">
            <text:p>1025.8</text:p>
          </table:table-cell>
          <table:table-cell table:formula="of:=SUM([.M32:.U32])" office:value-type="float" office:value="822.8" calcext:value-type="float">
            <text:p>822.8</text:p>
          </table:table-cell>
          <table:table-cell table:formula="of:=SUM([.N32:.U32])" office:value-type="float" office:value="584.8" calcext:value-type="float">
            <text:p>584.8</text:p>
          </table:table-cell>
          <table:table-cell table:formula="of:=SUM([.O32:.U32])" office:value-type="float" office:value="310.8" calcext:value-type="float">
            <text:p>310.8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table:style-name="ce3" office:value-type="float" office:value="30.71" calcext:value-type="float">
            <text:p>30.71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2"/>
          <table:table-cell table:formula="of:=[.W33] + [.C33]" office:value-type="float" office:value="121.524666" calcext:value-type="float">
            <text:p>121.524666</text:p>
          </table:table-cell>
          <table:table-cell table:formula="of:=SUM([.D33:.U33])" office:value-type="float" office:value="121.2235" calcext:value-type="float">
            <text:p>121.2235</text:p>
          </table:table-cell>
          <table:table-cell table:formula="of:=SUM([.E33:.U33])" office:value-type="float" office:value="115.2242" calcext:value-type="float">
            <text:p>115.2242</text:p>
          </table:table-cell>
          <table:table-cell table:formula="of:=SUM([.F33:.U33])" office:value-type="float" office:value="94.71" calcext:value-type="float">
            <text:p>94.71</text:p>
          </table:table-cell>
          <table:table-cell table:formula="of:=SUM([.G33:.U33])" office:value-type="float" office:value="64" calcext:value-type="float">
            <text:p>64</text:p>
          </table:table-cell>
          <table:table-cell table:formula="of:=SUM([.H33:.U33])" office:value-type="float" office:value="0" calcext:value-type="float">
            <text:p>0</text:p>
          </table:table-cell>
          <table:table-cell table:formula="of:=SUM([.I33:.U33])" office:value-type="float" office:value="0" calcext:value-type="float">
            <text:p>0</text:p>
          </table:table-cell>
          <table:table-cell table:formula="of:=SUM([.J33:.U33])" office:value-type="float" office:value="0" calcext:value-type="float">
            <text:p>0</text:p>
          </table:table-cell>
          <table:table-cell table:formula="of:=SUM([.K33:.U3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table:style-name="ce3" office:value-type="float" office:value="34.2241" calcext:value-type="float">
            <text:p>34.2241</text:p>
          </table:table-cell>
          <table:table-cell table:style-name="ce3" office:value-type="float" office:value="45.7131" calcext:value-type="float">
            <text:p>45.7131</text:p>
          </table:table-cell>
          <table:table-cell table:style-name="ce3" office:value-type="float" office:value="93.5" calcext:value-type="float">
            <text:p>93.5</text:p>
          </table:table-cell>
          <table:table-cell table:style-name="Default"/>
          <table:table-cell table:number-columns-repeated="12"/>
          <table:table-cell table:formula="of:=[.W34] + [.C34]" office:value-type="float" office:value="198.5038964" calcext:value-type="float">
            <text:p>198.5038964</text:p>
          </table:table-cell>
          <table:table-cell table:formula="of:=SUM([.D34:.U34])" office:value-type="float" office:value="197.27122" calcext:value-type="float">
            <text:p>197.27122</text:p>
          </table:table-cell>
          <table:table-cell table:formula="of:=SUM([.E34:.U34])" office:value-type="float" office:value="189.37182" calcext:value-type="float">
            <text:p>189.37182</text:p>
          </table:table-cell>
          <table:table-cell table:formula="of:=SUM([.F34:.U34])" office:value-type="float" office:value="173.4372" calcext:value-type="float">
            <text:p>173.4372</text:p>
          </table:table-cell>
          <table:table-cell table:formula="of:=SUM([.G34:.U34])" office:value-type="float" office:value="139.2131" calcext:value-type="float">
            <text:p>139.2131</text:p>
          </table:table-cell>
          <table:table-cell table:formula="of:=SUM([.H34:.U34])" office:value-type="float" office:value="93.5" calcext:value-type="float">
            <text:p>93.5</text:p>
          </table:table-cell>
          <table:table-cell table:formula="of:=SUM([.I34:.U34])" office:value-type="float" office:value="0" calcext:value-type="float">
            <text:p>0</text:p>
          </table:table-cell>
          <table:table-cell table:formula="of:=SUM([.J34:.U34])" office:value-type="float" office:value="0" calcext:value-type="float">
            <text:p>0</text:p>
          </table:table-cell>
          <table:table-cell table:formula="of:=SUM([.K34:.U3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table:style-name="ce3" office:value-type="float" office:value="28.351" calcext:value-type="float">
            <text:p>28.351</text:p>
          </table:table-cell>
          <table:table-cell table:style-name="ce3" office:value-type="float" office:value="50.13" calcext:value-type="float">
            <text:p>50.13</text:p>
          </table:table-cell>
          <table:table-cell table:style-name="ce3" office:value-type="float" office:value="62.63" calcext:value-type="float">
            <text:p>62.63</text:p>
          </table:table-cell>
          <table:table-cell table:style-name="ce3" office:value-type="float" office:value="127.6" calcext:value-type="float">
            <text:p>127.6</text:p>
          </table:table-cell>
          <table:table-cell table:number-columns-repeated="12"/>
          <table:table-cell table:formula="of:=[.W35] + [.C35]" office:value-type="float" office:value="297.9374" calcext:value-type="float">
            <text:p>297.9374</text:p>
          </table:table-cell>
          <table:table-cell table:formula="of:=SUM([.D35:.U35])" office:value-type="float" office:value="297.1326" calcext:value-type="float">
            <text:p>297.1326</text:p>
          </table:table-cell>
          <table:table-cell table:formula="of:=SUM([.E35:.U35])" office:value-type="float" office:value="287.344" calcext:value-type="float">
            <text:p>287.344</text:p>
          </table:table-cell>
          <table:table-cell table:formula="of:=SUM([.F35:.U35])" office:value-type="float" office:value="268.711" calcext:value-type="float">
            <text:p>268.711</text:p>
          </table:table-cell>
          <table:table-cell table:formula="of:=SUM([.G35:.U35])" office:value-type="float" office:value="240.36" calcext:value-type="float">
            <text:p>240.36</text:p>
          </table:table-cell>
          <table:table-cell table:formula="of:=SUM([.H35:.U35])" office:value-type="float" office:value="190.23" calcext:value-type="float">
            <text:p>190.23</text:p>
          </table:table-cell>
          <table:table-cell table:formula="of:=SUM([.I35:.U35])" office:value-type="float" office:value="127.6" calcext:value-type="float">
            <text:p>127.6</text:p>
          </table:table-cell>
          <table:table-cell table:formula="of:=SUM([.J35:.U35])" office:value-type="float" office:value="0" calcext:value-type="float">
            <text:p>0</text:p>
          </table:table-cell>
          <table:table-cell table:formula="of:=SUM([.K35:.U3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table:style-name="ce3" office:value-type="float" office:value="30.8204" calcext:value-type="float">
            <text:p>30.8204</text:p>
          </table:table-cell>
          <table:table-cell table:style-name="ce3" office:value-type="float" office:value="42.945" calcext:value-type="float">
            <text:p>42.945</text:p>
          </table:table-cell>
          <table:table-cell table:style-name="ce3" office:value-type="float" office:value="68.3" calcext:value-type="float">
            <text:p>68.3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155.4" calcext:value-type="float">
            <text:p>155.4</text:p>
          </table:table-cell>
          <table:table-cell table:number-columns-repeated="11"/>
          <table:table-cell table:formula="of:=[.W36] + [.C36]" office:value-type="float" office:value="412.1283847" calcext:value-type="float">
            <text:p>412.1283847</text:p>
          </table:table-cell>
          <table:table-cell table:formula="of:=SUM([.D36:.U36])" office:value-type="float" office:value="410.10778" calcext:value-type="float">
            <text:p>410.10778</text:p>
          </table:table-cell>
          <table:table-cell table:formula="of:=SUM([.E36:.U36])" office:value-type="float" office:value="400.3554" calcext:value-type="float">
            <text:p>400.3554</text:p>
          </table:table-cell>
          <table:table-cell table:formula="of:=SUM([.F36:.U36])" office:value-type="float" office:value="379.1654" calcext:value-type="float">
            <text:p>379.1654</text:p>
          </table:table-cell>
          <table:table-cell table:formula="of:=SUM([.G36:.U36])" office:value-type="float" office:value="348.345" calcext:value-type="float">
            <text:p>348.345</text:p>
          </table:table-cell>
          <table:table-cell table:formula="of:=SUM([.H36:.U36])" office:value-type="float" office:value="305.4" calcext:value-type="float">
            <text:p>305.4</text:p>
          </table:table-cell>
          <table:table-cell table:formula="of:=SUM([.I36:.U36])" office:value-type="float" office:value="237.1" calcext:value-type="float">
            <text:p>237.1</text:p>
          </table:table-cell>
          <table:table-cell table:formula="of:=SUM([.J36:.U36])" office:value-type="float" office:value="155.4" calcext:value-type="float">
            <text:p>155.4</text:p>
          </table:table-cell>
          <table:table-cell table:formula="of:=SUM([.K36:.U3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.3" calcext:value-type="float">
            <text:p>47.3</text:p>
          </table:table-cell>
          <table:table-cell table:style-name="ce3" office:value-type="float" office:value="59.7" calcext:value-type="float">
            <text:p>59.7</text:p>
          </table:table-cell>
          <table:table-cell table:style-name="ce3" office:value-type="float" office:value="88.6" calcext:value-type="float">
            <text:p>88.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2.8" calcext:value-type="float">
            <text:p>192.8</text:p>
          </table:table-cell>
          <table:table-cell table:number-columns-repeated="10"/>
          <table:table-cell table:formula="of:=[.W37] + [.C37]" office:value-type="float" office:value="564.377398" calcext:value-type="float">
            <text:p>564.377398</text:p>
          </table:table-cell>
          <table:table-cell table:formula="of:=SUM([.D37:.U37])" office:value-type="float" office:value="561.01381" calcext:value-type="float">
            <text:p>561.01381</text:p>
          </table:table-cell>
          <table:table-cell table:formula="of:=SUM([.E37:.U37])" office:value-type="float" office:value="549.2" calcext:value-type="float">
            <text:p>549.2</text:p>
          </table:table-cell>
          <table:table-cell table:formula="of:=SUM([.F37:.U37])" office:value-type="float" office:value="527.4" calcext:value-type="float">
            <text:p>527.4</text:p>
          </table:table-cell>
          <table:table-cell table:formula="of:=SUM([.G37:.U37])" office:value-type="float" office:value="491.4" calcext:value-type="float">
            <text:p>491.4</text:p>
          </table:table-cell>
          <table:table-cell table:formula="of:=SUM([.H37:.U37])" office:value-type="float" office:value="444.1" calcext:value-type="float">
            <text:p>444.1</text:p>
          </table:table-cell>
          <table:table-cell table:formula="of:=SUM([.I37:.U37])" office:value-type="float" office:value="384.4" calcext:value-type="float">
            <text:p>384.4</text:p>
          </table:table-cell>
          <table:table-cell table:formula="of:=SUM([.J37:.U37])" office:value-type="float" office:value="295.8" calcext:value-type="float">
            <text:p>295.8</text:p>
          </table:table-cell>
          <table:table-cell table:formula="of:=SUM([.K37:.U37])" office:value-type="float" office:value="192.8" calcext:value-type="float">
            <text:p>192.8</text:p>
          </table:table-cell>
          <table:table-cell table:number-columns-repeated="3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table:style-name="ce3" office:value-type="float" office:value="36.95" calcext:value-type="float">
            <text:p>36.95</text:p>
          </table:table-cell>
          <table:table-cell table:style-name="ce3" office:value-type="float" office:value="52.5" calcext:value-type="float">
            <text:p>52.5</text:p>
          </table:table-cell>
          <table:table-cell table:style-name="ce3" office:value-type="float" office:value="64.7" calcext:value-type="float">
            <text:p>64.7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5.802" calcext:value-type="float">
            <text:p>125.802</text:p>
          </table:table-cell>
          <table:table-cell table:style-name="ce3" office:value-type="float" office:value="230.85" calcext:value-type="float">
            <text:p>230.85</text:p>
          </table:table-cell>
          <table:table-cell table:style-name="ce3" office:value-type="float" office:value="268.2" calcext:value-type="float">
            <text:p>268.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41" calcext:value-type="float">
            <text:p>641</text:p>
          </table:table-cell>
          <table:table-cell table:formula="of:=[.W38] + [.C38]" office:value-type="float" office:value="4767.86146" calcext:value-type="float">
            <text:p>4767.86146</text:p>
          </table:table-cell>
          <table:table-cell table:formula="of:=SUM([.D38:.U38])" office:value-type="float" office:value="4768.86146" calcext:value-type="float">
            <text:p>4768.86146</text:p>
          </table:table-cell>
          <table:table-cell table:formula="of:=SUM([.E38:.U38])" office:value-type="float" office:value="4754.86185" calcext:value-type="float">
            <text:p>4754.86185</text:p>
          </table:table-cell>
          <table:table-cell table:formula="of:=SUM([.F38:.U38])" office:value-type="float" office:value="4730.502" calcext:value-type="float">
            <text:p>4730.502</text:p>
          </table:table-cell>
          <table:table-cell table:formula="of:=SUM([.G38:.U38])" office:value-type="float" office:value="4693.552" calcext:value-type="float">
            <text:p>4693.552</text:p>
          </table:table-cell>
          <table:table-cell table:formula="of:=SUM([.H38:.U38])" office:value-type="float" office:value="4641.052" calcext:value-type="float">
            <text:p>4641.052</text:p>
          </table:table-cell>
          <table:table-cell table:formula="of:=SUM([.I38:.U38])" office:value-type="float" office:value="4576.352" calcext:value-type="float">
            <text:p>4576.352</text:p>
          </table:table-cell>
          <table:table-cell table:formula="of:=SUM([.J38:.U38])" office:value-type="float" office:value="4497.852" calcext:value-type="float">
            <text:p>4497.852</text:p>
          </table:table-cell>
          <table:table-cell table:formula="of:=SUM([.K38:.U38])" office:value-type="float" office:value="4386.852" calcext:value-type="float">
            <text:p>4386.852</text:p>
          </table:table-cell>
          <table:table-cell table:formula="of:=SUM([.L38:.U38])" office:value-type="float" office:value="4261.05" calcext:value-type="float">
            <text:p>4261.05</text:p>
          </table:table-cell>
          <table:table-cell table:formula="of:=SUM([.M38:.U38])" office:value-type="float" office:value="4030.2" calcext:value-type="float">
            <text:p>4030.2</text:p>
          </table:table-cell>
          <table:table-cell table:formula="of:=SUM([.N38:.U38])" office:value-type="float" office:value="3762" calcext:value-type="float">
            <text:p>3762</text:p>
          </table:table-cell>
          <table:table-cell table:formula="of:=SUM([.O38:.U38])" office:value-type="float" office:value="3454" calcext:value-type="float">
            <text:p>3454</text:p>
          </table:table-cell>
          <table:table-cell table:formula="of:=SUM([.P38:.U38])" office:value-type="float" office:value="3104" calcext:value-type="float">
            <text:p>3104</text:p>
          </table:table-cell>
          <table:table-cell table:formula="of:=SUM([.Q38:.U38])" office:value-type="float" office:value="2713" calcext:value-type="float">
            <text:p>2713</text:p>
          </table:table-cell>
          <table:table-cell table:formula="of:=SUM([.R38:.U38])" office:value-type="float" office:value="2266" calcext:value-type="float">
            <text:p>2266</text:p>
          </table:table-cell>
          <table:table-cell table:formula="of:=SUM([.S38:.U38])" office:value-type="float" office:value="1774" calcext:value-type="float">
            <text:p>1774</text:p>
          </table:table-cell>
          <table:table-cell table:formula="of:=SUM([.T38:.U38])" office:value-type="float" office:value="1233" calcext:value-type="float">
            <text:p>1233</text:p>
          </table:table-cell>
          <table:table-cell table:formula="of:=SUM([.U38:.U38])" office:value-type="float" office:value="641" calcext:value-type="float">
            <text:p>641</text:p>
          </table:table-cell>
          <table:table-cell table:number-columns-repeated="17"/>
          <table:table-cell table:style-name="ce15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table:style-name="Default" table:number-columns-repeated="5"/>
          <table:table-cell table:number-columns-repeated="12"/>
          <table:table-cell table:formula="of:=[.W39] + [.C39]" office:value-type="float" office:value="4.663046" calcext:value-type="float">
            <text:p>4.663046</text:p>
          </table:table-cell>
          <table:table-cell table:formula="of:=SUM([.D39:.U39])" office:value-type="float" office:value="4.17713" calcext:value-type="float">
            <text:p>4.1771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table:style-name="Default" table:number-columns-repeated="4"/>
          <table:table-cell table:number-columns-repeated="12"/>
          <table:table-cell table:formula="of:=[.W40] + [.C40]" office:value-type="float" office:value="16.77709" calcext:value-type="float">
            <text:p>16.77709</text:p>
          </table:table-cell>
          <table:table-cell table:formula="of:=SUM([.D40:.U40])" office:value-type="float" office:value="16.72503" calcext:value-type="float">
            <text:p>16.72503</text:p>
          </table:table-cell>
          <table:table-cell table:formula="of:=SUM([.E40:.U40])" office:value-type="float" office:value="11.03013" calcext:value-type="float">
            <text:p>11.03013</text:p>
          </table:table-cell>
          <table:table-cell table:number-columns-repeated="3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table:style-name="ce3" office:value-type="float" office:value="20.52" calcext:value-type="float">
            <text:p>20.52</text:p>
          </table:table-cell>
          <table:table-cell table:style-name="Default" table:number-columns-repeated="3"/>
          <table:table-cell table:number-columns-repeated="12"/>
          <table:table-cell table:formula="of:=[.W41] + [.C41]" office:value-type="float" office:value="39.28839" calcext:value-type="float">
            <text:p>39.28839</text:p>
          </table:table-cell>
          <table:table-cell table:formula="of:=SUM([.D41:.U41])" office:value-type="float" office:value="38.9771" calcext:value-type="float">
            <text:p>38.9771</text:p>
          </table:table-cell>
          <table:table-cell table:formula="of:=SUM([.E41:.U41])" office:value-type="float" office:value="32.76" calcext:value-type="float">
            <text:p>32.76</text:p>
          </table:table-cell>
          <table:table-cell table:formula="of:=SUM([.F41:.U41])" office:value-type="float" office:value="20.52" calcext:value-type="float">
            <text:p>20.52</text:p>
          </table:table-cell>
          <table:table-cell table:number-columns-repeated="3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table:style-name="ce3" office:value-type="float" office:value="22.99" calcext:value-type="float">
            <text:p>22.99</text:p>
          </table:table-cell>
          <table:table-cell table:style-name="ce3" office:value-type="float" office:value="34.34" calcext:value-type="float">
            <text:p>34.34</text:p>
          </table:table-cell>
          <table:table-cell table:style-name="Default" table:number-columns-repeated="2"/>
          <table:table-cell table:number-columns-repeated="12"/>
          <table:table-cell table:formula="of:=[.W42] + [.C42]" office:value-type="float" office:value="77.52718" calcext:value-type="float">
            <text:p>77.52718</text:p>
          </table:table-cell>
          <table:table-cell table:formula="of:=SUM([.D42:.U42])" office:value-type="float" office:value="77.0939" calcext:value-type="float">
            <text:p>77.0939</text:p>
          </table:table-cell>
          <table:table-cell table:formula="of:=SUM([.E42:.U42])" office:value-type="float" office:value="70.46" calcext:value-type="float">
            <text:p>70.46</text:p>
          </table:table-cell>
          <table:table-cell table:formula="of:=SUM([.F42:.U42])" office:value-type="float" office:value="57.33" calcext:value-type="float">
            <text:p>57.33</text:p>
          </table:table-cell>
          <table:table-cell table:formula="of:=SUM([.G42:.U42])" office:value-type="float" office:value="34.34" calcext:value-type="float">
            <text:p>34.34</text:p>
          </table:table-cell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table:style-name="ce3" office:value-type="float" office:value="25.04" calcext:value-type="float">
            <text:p>25.04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50.55" calcext:value-type="float">
            <text:p>50.55</text:p>
          </table:table-cell>
          <table:table-cell table:style-name="Default"/>
          <table:table-cell table:number-columns-repeated="12"/>
          <table:table-cell table:formula="of:=[.W43] + [.C43]" office:value-type="float" office:value="135.88625" calcext:value-type="float">
            <text:p>135.88625</text:p>
          </table:table-cell>
          <table:table-cell table:formula="of:=SUM([.D43:.U43])" office:value-type="float" office:value="134.96885" calcext:value-type="float">
            <text:p>134.96885</text:p>
          </table:table-cell>
          <table:table-cell table:formula="of:=SUM([.E43:.U43])" office:value-type="float" office:value="128.21" calcext:value-type="float">
            <text:p>128.21</text:p>
          </table:table-cell>
          <table:table-cell table:formula="of:=SUM([.F43:.U43])" office:value-type="float" office:value="113.89" calcext:value-type="float">
            <text:p>113.89</text:p>
          </table:table-cell>
          <table:table-cell table:formula="of:=SUM([.G43:.U43])" office:value-type="float" office:value="88.85" calcext:value-type="float">
            <text:p>88.85</text:p>
          </table:table-cell>
          <table:table-cell table:formula="of:=SUM([.H43:.U43])" office:value-type="float" office:value="50.55" calcext:value-type="float">
            <text:p>50.55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table:style-name="ce3" office:value-type="float" office:value="27.13" calcext:value-type="float">
            <text:p>27.13</text:p>
          </table:table-cell>
          <table:table-cell table:style-name="ce3" office:value-type="float" office:value="46.4" calcext:value-type="float">
            <text:p>46.4</text:p>
          </table:table-cell>
          <table:table-cell table:style-name="ce3" office:value-type="float" office:value="54.49" calcext:value-type="float">
            <text:p>54.49</text:p>
          </table:table-cell>
          <table:table-cell table:style-name="ce3" office:value-type="float" office:value="68.8276" calcext:value-type="float">
            <text:p>68.8276</text:p>
          </table:table-cell>
          <table:table-cell table:number-columns-repeated="12"/>
          <table:table-cell table:formula="of:=[.W44] + [.C44]" office:value-type="float" office:value="220.84726" calcext:value-type="float">
            <text:p>220.84726</text:p>
          </table:table-cell>
          <table:table-cell table:formula="of:=SUM([.D44:.U44])" office:value-type="float" office:value="220.10003" calcext:value-type="float">
            <text:p>220.10003</text:p>
          </table:table-cell>
          <table:table-cell table:formula="of:=SUM([.E44:.U44])" office:value-type="float" office:value="213.0076" calcext:value-type="float">
            <text:p>213.0076</text:p>
          </table:table-cell>
          <table:table-cell table:formula="of:=SUM([.F44:.U44])" office:value-type="float" office:value="196.8476" calcext:value-type="float">
            <text:p>196.8476</text:p>
          </table:table-cell>
          <table:table-cell table:formula="of:=SUM([.G44:.U44])" office:value-type="float" office:value="169.7176" calcext:value-type="float">
            <text:p>169.7176</text:p>
          </table:table-cell>
          <table:table-cell table:formula="of:=SUM([.H44:.U44])" office:value-type="float" office:value="123.3176" calcext:value-type="float">
            <text:p>123.3176</text:p>
          </table:table-cell>
          <table:table-cell table:formula="of:=SUM([.I44:.U44])" office:value-type="float" office:value="68.8276" calcext:value-type="float">
            <text:p>68.8276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table:style-name="ce3" office:value-type="float" office:value="29.54" calcext:value-type="float">
            <text:p>29.54</text:p>
          </table:table-cell>
          <table:table-cell table:style-name="Default" table:number-columns-repeated="3"/>
          <table:table-cell table:number-columns-repeated="12"/>
          <table:table-cell table:formula="of:=[.W45] + [.C45]" office:value-type="float" office:value="52.63" calcext:value-type="float">
            <text:p>52.63</text:p>
          </table:table-cell>
          <table:table-cell table:formula="of:=SUM([.D45:.U45])" office:value-type="float" office:value="52.08" calcext:value-type="float">
            <text:p>52.08</text:p>
          </table:table-cell>
          <table:table-cell table:formula="of:=SUM([.E45:.U45])" office:value-type="float" office:value="44.8" calcext:value-type="float">
            <text:p>44.8</text:p>
          </table:table-cell>
          <table:table-cell table:formula="of:=SUM([.F45:.U45])" office:value-type="float" office:value="29.54" calcext:value-type="float">
            <text:p>29.54</text:p>
          </table:table-cell>
          <table:table-cell table:number-columns-repeated="3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table:style-name="ce3" office:value-type="float" office:value="28.47" calcext:value-type="float">
            <text:p>28.47</text:p>
          </table:table-cell>
          <table:table-cell table:style-name="ce3"/>
          <table:table-cell table:style-name="Default" table:number-columns-repeated="2"/>
          <table:table-cell table:number-columns-repeated="12"/>
          <table:table-cell table:formula="of:=[.W46] + [.C46]" office:value-type="float" office:value="53.63677" calcext:value-type="float">
            <text:p>53.63677</text:p>
          </table:table-cell>
          <table:table-cell table:formula="of:=SUM([.D46:.U46])" office:value-type="float" office:value="52.5905" calcext:value-type="float">
            <text:p>52.5905</text:p>
          </table:table-cell>
          <table:table-cell table:formula="of:=SUM([.E46:.U46])" office:value-type="float" office:value="45.23" calcext:value-type="float">
            <text:p>45.23</text:p>
          </table:table-cell>
          <table:table-cell table:formula="of:=SUM([.F46:.U46])" office:value-type="float" office:value="28.47" calcext:value-type="float">
            <text:p>28.47</text:p>
          </table:table-cell>
          <table:table-cell table:number-columns-repeated="3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table:style-name="ce3" office:value-type="float" office:value="31.06" calcext:value-type="float">
            <text:p>31.06</text:p>
          </table:table-cell>
          <table:table-cell table:style-name="Default" table:number-columns-repeated="3"/>
          <table:table-cell table:number-columns-repeated="12"/>
          <table:table-cell table:formula="of:=[.W47] + [.C47]" office:value-type="float" office:value="57.74179" calcext:value-type="float">
            <text:p>57.74179</text:p>
          </table:table-cell>
          <table:table-cell table:formula="of:=SUM([.D47:.U47])" office:value-type="float" office:value="56.5989" calcext:value-type="float">
            <text:p>56.5989</text:p>
          </table:table-cell>
          <table:table-cell table:formula="of:=SUM([.E47:.U47])" office:value-type="float" office:value="49.14" calcext:value-type="float">
            <text:p>49.14</text:p>
          </table:table-cell>
          <table:table-cell table:formula="of:=SUM([.F47:.U47])" office:value-type="float" office:value="31.06" calcext:value-type="float">
            <text:p>31.06</text:p>
          </table:table-cell>
          <table:table-cell table:number-columns-repeated="3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table:style-name="ce3" office:value-type="float" office:value="32.93" calcext:value-type="float">
            <text:p>32.93</text:p>
          </table:table-cell>
          <table:table-cell table:style-name="Default" table:number-columns-repeated="3"/>
          <table:table-cell table:number-columns-repeated="12"/>
          <table:table-cell table:formula="of:=[.W48] + [.C48]" office:value-type="float" office:value="61.25904" calcext:value-type="float">
            <text:p>61.25904</text:p>
          </table:table-cell>
          <table:table-cell table:formula="of:=SUM([.D48:.U48])" office:value-type="float" office:value="60.6969" calcext:value-type="float">
            <text:p>60.6969</text:p>
          </table:table-cell>
          <table:table-cell table:formula="of:=SUM([.E48:.U48])" office:value-type="float" office:value="52.36" calcext:value-type="float">
            <text:p>52.36</text:p>
          </table:table-cell>
          <table:table-cell table:formula="of:=SUM([.F48:.U48])" office:value-type="float" office:value="32.93" calcext:value-type="float">
            <text:p>32.93</text:p>
          </table:table-cell>
          <table:table-cell table:number-columns-repeated="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table:style-name="ce3" office:value-type="float" office:value="34.83" calcext:value-type="float">
            <text:p>34.83</text:p>
          </table:table-cell>
          <table:table-cell table:style-name="Default" table:number-columns-repeated="3"/>
          <table:table-cell table:number-columns-repeated="12"/>
          <table:table-cell table:formula="of:=[.W49] + [.C49]" office:value-type="float" office:value="65.20067" calcext:value-type="float">
            <text:p>65.20067</text:p>
          </table:table-cell>
          <table:table-cell table:formula="of:=SUM([.D49:.U49])" office:value-type="float" office:value="63.8962" calcext:value-type="float">
            <text:p>63.8962</text:p>
          </table:table-cell>
          <table:table-cell table:formula="of:=SUM([.E49:.U49])" office:value-type="float" office:value="56.32" calcext:value-type="float">
            <text:p>56.32</text:p>
          </table:table-cell>
          <table:table-cell table:formula="of:=SUM([.F49:.U49])" office:value-type="float" office:value="34.83" calcext:value-type="float">
            <text:p>34.83</text:p>
          </table:table-cell>
          <table:table-cell table:number-columns-repeated="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table:style-name="ce3" office:value-type="float" office:value="37.48" calcext:value-type="float">
            <text:p>37.48</text:p>
          </table:table-cell>
          <table:table-cell table:style-name="Default" table:number-columns-repeated="3"/>
          <table:table-cell table:number-columns-repeated="12"/>
          <table:table-cell table:formula="of:=[.W50] + [.C50]" office:value-type="float" office:value="62.68212" calcext:value-type="float">
            <text:p>62.68212</text:p>
          </table:table-cell>
          <table:table-cell table:formula="of:=SUM([.D50:.U50])" office:value-type="float" office:value="63.38212" calcext:value-type="float">
            <text:p>63.38212</text:p>
          </table:table-cell>
          <table:table-cell table:formula="of:=SUM([.E50:.U50])" office:value-type="float" office:value="54.38832" calcext:value-type="float">
            <text:p>54.38832</text:p>
          </table:table-cell>
          <table:table-cell table:formula="of:=SUM([.F50:.U50])" office:value-type="float" office:value="37.48" calcext:value-type="float">
            <text:p>37.48</text:p>
          </table:table-cell>
          <table:table-cell table:number-columns-repeated="3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table:style-name="ce3" office:value-type="float" office:value="28.03" calcext:value-type="float">
            <text:p>28.03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12"/>
          <table:table-cell table:formula="of:=[.W51] + [.C51]" office:value-type="float" office:value="107.07008" calcext:value-type="float">
            <text:p>107.07008</text:p>
          </table:table-cell>
          <table:table-cell table:formula="of:=SUM([.D51:.U51])" office:value-type="float" office:value="106.68616" calcext:value-type="float">
            <text:p>106.68616</text:p>
          </table:table-cell>
          <table:table-cell table:formula="of:=SUM([.E51:.U51])" office:value-type="float" office:value="100.8998" calcext:value-type="float">
            <text:p>100.8998</text:p>
          </table:table-cell>
          <table:table-cell table:formula="of:=SUM([.F51:.U51])" office:value-type="float" office:value="82.03" calcext:value-type="float">
            <text:p>82.03</text:p>
          </table:table-cell>
          <table:table-cell table:formula="of:=SUM([.G51:.U51])" office:value-type="float" office:value="54" calcext:value-type="float">
            <text:p>54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table:style-name="ce3" office:value-type="float" office:value="30.5026" calcext:value-type="float">
            <text:p>30.5026</text:p>
          </table:table-cell>
          <table:table-cell table:style-name="ce3" office:value-type="float" office:value="40.73502" calcext:value-type="float">
            <text:p>40.73502</text:p>
          </table:table-cell>
          <table:table-cell table:style-name="ce3" office:value-type="float" office:value="72.28" calcext:value-type="float">
            <text:p>72.28</text:p>
          </table:table-cell>
          <table:table-cell table:style-name="Default"/>
          <table:table-cell table:number-columns-repeated="12"/>
          <table:table-cell table:formula="of:=[.W52] + [.C52]" office:value-type="float" office:value="166.60584" calcext:value-type="float">
            <text:p>166.60584</text:p>
          </table:table-cell>
          <table:table-cell table:formula="of:=SUM([.D52:.U52])" office:value-type="float" office:value="165.49377" calcext:value-type="float">
            <text:p>165.49377</text:p>
          </table:table-cell>
          <table:table-cell table:formula="of:=SUM([.E52:.U52])" office:value-type="float" office:value="158.14987" calcext:value-type="float">
            <text:p>158.14987</text:p>
          </table:table-cell>
          <table:table-cell table:formula="of:=SUM([.F52:.U52])" office:value-type="float" office:value="143.51762" calcext:value-type="float">
            <text:p>143.51762</text:p>
          </table:table-cell>
          <table:table-cell table:formula="of:=SUM([.G52:.U52])" office:value-type="float" office:value="113.01502" calcext:value-type="float">
            <text:p>113.01502</text:p>
          </table:table-cell>
          <table:table-cell table:formula="of:=SUM([.H52:.U52])" office:value-type="float" office:value="72.28" calcext:value-type="float">
            <text:p>72.28</text:p>
          </table:table-cell>
          <table:table-cell table:number-columns-repeated="3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44.2" calcext:value-type="float">
            <text:p>44.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2"/>
          <table:table-cell table:formula="of:=[.W53] + [.C53]" office:value-type="float" office:value="259.686311" calcext:value-type="float">
            <text:p>259.686311</text:p>
          </table:table-cell>
          <table:table-cell table:formula="of:=SUM([.D53:.U53])" office:value-type="float" office:value="258.63891" calcext:value-type="float">
            <text:p>258.63891</text:p>
          </table:table-cell>
          <table:table-cell table:formula="of:=SUM([.E53:.U53])" office:value-type="float" office:value="250.03051" calcext:value-type="float">
            <text:p>250.03051</text:p>
          </table:table-cell>
          <table:table-cell table:formula="of:=SUM([.F53:.U53])" office:value-type="float" office:value="233.5" calcext:value-type="float">
            <text:p>233.5</text:p>
          </table:table-cell>
          <table:table-cell table:formula="of:=SUM([.G53:.U53])" office:value-type="float" office:value="208.2" calcext:value-type="float">
            <text:p>208.2</text:p>
          </table:table-cell>
          <table:table-cell table:formula="of:=SUM([.H53:.U53])" office:value-type="float" office:value="164" calcext:value-type="float">
            <text:p>164</text:p>
          </table:table-cell>
          <table:table-cell table:formula="of:=SUM([.I53:.U53])" office:value-type="float" office:value="108" calcext:value-type="float">
            <text:p>108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table:style-name="ce3" office:value-type="float" office:value="27.96" calcext:value-type="float">
            <text:p>27.96</text:p>
          </table:table-cell>
          <table:table-cell table:style-name="ce3" office:value-type="float" office:value="37.41" calcext:value-type="float">
            <text:p>37.41</text:p>
          </table:table-cell>
          <table:table-cell table:style-name="ce3" office:value-type="float" office:value="58.75" calcext:value-type="float">
            <text:p>58.75</text:p>
          </table:table-cell>
          <table:table-cell table:style-name="ce3" office:value-type="float" office:value="70.7" calcext:value-type="float">
            <text:p>70.7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1"/>
          <table:table-cell table:formula="of:=[.W54] + [.C54]" office:value-type="float" office:value="361.400475" calcext:value-type="float">
            <text:p>361.400475</text:p>
          </table:table-cell>
          <table:table-cell table:formula="of:=SUM([.D54:.U54])" office:value-type="float" office:value="359.4296" calcext:value-type="float">
            <text:p>359.4296</text:p>
          </table:table-cell>
          <table:table-cell table:formula="of:=SUM([.E54:.U54])" office:value-type="float" office:value="350.42" calcext:value-type="float">
            <text:p>350.42</text:p>
          </table:table-cell>
          <table:table-cell table:formula="of:=SUM([.F54:.U54])" office:value-type="float" office:value="331.82" calcext:value-type="float">
            <text:p>331.82</text:p>
          </table:table-cell>
          <table:table-cell table:formula="of:=SUM([.G54:.U54])" office:value-type="float" office:value="303.86" calcext:value-type="float">
            <text:p>303.86</text:p>
          </table:table-cell>
          <table:table-cell table:formula="of:=SUM([.H54:.U54])" office:value-type="float" office:value="266.45" calcext:value-type="float">
            <text:p>266.45</text:p>
          </table:table-cell>
          <table:table-cell table:formula="of:=SUM([.I54:.U54])" office:value-type="float" office:value="207.7" calcext:value-type="float">
            <text:p>207.7</text:p>
          </table:table-cell>
          <table:table-cell table:formula="of:=SUM([.J54:.U54])" office:value-type="float" office:value="137" calcext:value-type="float">
            <text:p>137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table:style-name="ce3"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12"/>
          <table:table-cell table:formula="of:=[.W55] + [.C55]" office:value-type="float" office:value="65.6416065" calcext:value-type="float">
            <text:p>65.6416065</text:p>
          </table:table-cell>
          <table:table-cell table:formula="of:=SUM([.D55:.U55])" office:value-type="float" office:value="62.58256" calcext:value-type="float">
            <text:p>62.58256</text:p>
          </table:table-cell>
          <table:table-cell table:formula="of:=SUM([.E55:.U55])" office:value-type="float" office:value="52.1313" calcext:value-type="float">
            <text:p>52.1313</text:p>
          </table:table-cell>
          <table:table-cell table:formula="of:=SUM([.F55:.U55])"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table:style-name="ce3" office:value-type="float" office:value="32.123" calcext:value-type="float">
            <text:p>32.123</text:p>
          </table:table-cell>
          <table:table-cell table:style-name="Default" table:number-columns-repeated="3"/>
          <table:table-cell table:number-columns-repeated="12"/>
          <table:table-cell table:formula="of:=[.W56] + [.C56]" office:value-type="float" office:value="68.521642" calcext:value-type="float">
            <text:p>68.521642</text:p>
          </table:table-cell>
          <table:table-cell table:formula="of:=SUM([.D56:.U56])" office:value-type="float" office:value="65.46259" calcext:value-type="float">
            <text:p>65.46259</text:p>
          </table:table-cell>
          <table:table-cell table:formula="of:=SUM([.E56:.U56])" office:value-type="float" office:value="53.33279" calcext:value-type="float">
            <text:p>53.33279</text:p>
          </table:table-cell>
          <table:table-cell table:formula="of:=SUM([.F56:.U56])" office:value-type="float" office:value="32.123" calcext:value-type="float">
            <text:p>32.123</text:p>
          </table:table-cell>
          <table:table-cell table:number-columns-repeated="3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table:style-name="Default" table:number-columns-repeated="5"/>
          <table:table-cell table:number-columns-repeated="12"/>
          <table:table-cell table:formula="of:=[.W57] + [.C57]" office:value-type="float" office:value="3.0939" calcext:value-type="float">
            <text:p>3.0939</text:p>
          </table:table-cell>
          <table:table-cell table:formula="of:=SUM([.D57:.U57])" office:value-type="float" office:value="3.8939" calcext:value-type="float">
            <text:p>3.8939</text:p>
          </table:table-cell>
          <table:table-cell table:number-columns-repeated="17"/>
          <table:table-cell table:formula="of:=[.V57]/135.827" office:value-type="float" office:value="0.0227782399670169" calcext:value-type="float">
            <text:p>0.022778</text:p>
          </table:table-cell>
          <table:table-cell table:formula="of:=[.W57]/69.1415" office:value-type="float" office:value="0.0563178409493575" calcext:value-type="float">
            <text:p>0.056318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4"/>
          <table:table-cell table:number-columns-repeated="12"/>
          <table:table-cell table:formula="of:=[.W58] + [.C58]" office:value-type="float" office:value="15.68723" calcext:value-type="float">
            <text:p>15.68723</text:p>
          </table:table-cell>
          <table:table-cell table:formula="of:=SUM([.D58:.U58])" office:value-type="float" office:value="15.2156" calcext:value-type="float">
            <text:p>15.2156</text:p>
          </table:table-cell>
          <table:table-cell table:formula="of:=SUM([.E58:.U58])" office:value-type="float" office:value="10.0039" calcext:value-type="float">
            <text:p>10.0039</text:p>
          </table:table-cell>
          <table:table-cell table:number-columns-repeated="16"/>
          <table:table-cell table:formula="of:=[.V58]/337.02" office:value-type="float" office:value="0.0465468814907127" calcext:value-type="float">
            <text:p>0.046547</text:p>
          </table:table-cell>
          <table:table-cell table:formula="of:=[.W58]/218.778" office:value-type="float" office:value="0.0695481264112479" calcext:value-type="float">
            <text:p>0.069548</text:p>
          </table:table-cell>
          <table:table-cell table:formula="of:=[.X58]/111.059" office:value-type="float" office:value="0.0900773462754032" calcext:value-type="float">
            <text:p>0.090077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table:style-name="ce3" office:value-type="float" office:value="19.1773" calcext:value-type="float">
            <text:p>19.1773</text:p>
          </table:table-cell>
          <table:table-cell table:style-name="Default" table:number-columns-repeated="3"/>
          <table:table-cell table:number-columns-repeated="12"/>
          <table:table-cell table:formula="of:=[.W59] + [.C59]" office:value-type="float" office:value="35.95882" calcext:value-type="float">
            <text:p>35.95882</text:p>
          </table:table-cell>
          <table:table-cell table:formula="of:=SUM([.D59:.U59])" office:value-type="float" office:value="35.8142" calcext:value-type="float">
            <text:p>35.8142</text:p>
          </table:table-cell>
          <table:table-cell table:formula="of:=SUM([.E59:.U59])" office:value-type="float" office:value="30.2373" calcext:value-type="float">
            <text:p>30.2373</text:p>
          </table:table-cell>
          <table:table-cell table:formula="of:=SUM([.F59:.U59])" office:value-type="float" office:value="19.1773" calcext:value-type="float">
            <text:p>19.1773</text:p>
          </table:table-cell>
          <table:table-cell table:number-columns-repeated="15"/>
          <table:table-cell table:formula="of:=[.V59]/709.868" office:value-type="float" office:value="0.050655643020956" calcext:value-type="float">
            <text:p>0.050656</text:p>
          </table:table-cell>
          <table:table-cell table:style-name="ce19" table:formula="of:=[.W59]/461.079" office:value-type="float" office:value="0.0776747585554753" calcext:value-type="float">
            <text:p>0.077675</text:p>
          </table:table-cell>
          <table:table-cell table:formula="of:=[.X59]/299.185" office:value-type="float" office:value="0.101065561441917" calcext:value-type="float">
            <text:p>0.101066</text:p>
          </table:table-cell>
          <table:table-cell table:formula="of:=[.Y59]/151.688" office:value-type="float" office:value="0.126425953272507" calcext:value-type="float">
            <text:p>0.12642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table:style-name="ce3" office:value-type="float" office:value="20.198" calcext:value-type="float">
            <text:p>20.198</text:p>
          </table:table-cell>
          <table:table-cell table:style-name="ce3" office:value-type="float" office:value="36.758" calcext:value-type="float">
            <text:p>36.758</text:p>
          </table:table-cell>
          <table:table-cell table:style-name="Default" table:number-columns-repeated="2"/>
          <table:table-cell table:number-columns-repeated="12"/>
          <table:table-cell table:formula="of:=[.W60] + [.C60]" office:value-type="float" office:value="73.902246" calcext:value-type="float">
            <text:p>73.902246</text:p>
          </table:table-cell>
          <table:table-cell table:formula="of:=SUM([.D60:.U60])" office:value-type="float" office:value="73.3447" calcext:value-type="float">
            <text:p>73.3447</text:p>
          </table:table-cell>
          <table:table-cell table:formula="of:=SUM([.E60:.U60])" office:value-type="float" office:value="67.806" calcext:value-type="float">
            <text:p>67.806</text:p>
          </table:table-cell>
          <table:table-cell table:formula="of:=SUM([.F60:.U60])" office:value-type="float" office:value="56.956" calcext:value-type="float">
            <text:p>56.956</text:p>
          </table:table-cell>
          <table:table-cell table:formula="of:=SUM([.G60:.U60])" office:value-type="float" office:value="36.758" calcext:value-type="float">
            <text:p>36.758</text:p>
          </table:table-cell>
          <table:table-cell table:number-columns-repeated="14"/>
          <table:table-cell table:formula="of:=[.V60]/1563.64" office:value-type="float" office:value="0.0472629543884782" calcext:value-type="float">
            <text:p>0.047263</text:p>
          </table:table-cell>
          <table:table-cell table:formula="of:=[.W60]/899.486" office:value-type="float" office:value="0.0815406798994092" calcext:value-type="float">
            <text:p>0.081541</text:p>
          </table:table-cell>
          <table:table-cell table:formula="of:=[.X60]/574.272" office:value-type="float" office:value="0.11807296890672" calcext:value-type="float">
            <text:p>0.118073</text:p>
          </table:table-cell>
          <table:table-cell table:formula="of:=[.Y60]/367.018" office:value-type="float" office:value="0.155185849195407" calcext:value-type="float">
            <text:p>0.155186</text:p>
          </table:table-cell>
          <table:table-cell table:formula="of:=[.Z60]/185.904" office:value-type="float" office:value="0.197725707892245" calcext:value-type="float">
            <text:p>0.1977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table:style-name="ce3" office:value-type="float" office:value="21.624" calcext:value-type="float">
            <text:p>21.624</text:p>
          </table:table-cell>
          <table:table-cell table:style-name="ce3" office:value-type="float" office:value="38.98" calcext:value-type="float">
            <text:p>38.98</text:p>
          </table:table-cell>
          <table:table-cell table:style-name="ce3" office:value-type="float" office:value="57.53" calcext:value-type="float">
            <text:p>57.53</text:p>
          </table:table-cell>
          <table:table-cell table:style-name="Default"/>
          <table:table-cell table:number-columns-repeated="12"/>
          <table:table-cell table:formula="of:=[.W61] + [.C61]" office:value-type="float" office:value="134.75716" calcext:value-type="float">
            <text:p>134.75716</text:p>
          </table:table-cell>
          <table:table-cell table:formula="of:=SUM([.D61:.U61])" office:value-type="float" office:value="134.157" calcext:value-type="float">
            <text:p>134.157</text:p>
          </table:table-cell>
          <table:table-cell table:formula="of:=SUM([.E61:.U61])" office:value-type="float" office:value="128.684" calcext:value-type="float">
            <text:p>128.684</text:p>
          </table:table-cell>
          <table:table-cell table:formula="of:=SUM([.F61:.U61])" office:value-type="float" office:value="118.134" calcext:value-type="float">
            <text:p>118.134</text:p>
          </table:table-cell>
          <table:table-cell table:formula="of:=SUM([.G61:.U61])" office:value-type="float" office:value="96.51" calcext:value-type="float">
            <text:p>96.51</text:p>
          </table:table-cell>
          <table:table-cell table:formula="of:=SUM([.H61:.U61])" office:value-type="float" office:value="57.53" calcext:value-type="float">
            <text:p>57.53</text:p>
          </table:table-cell>
          <table:table-cell table:number-columns-repeated="13"/>
          <table:table-cell table:formula="of:=[.V61]/2343.34" office:value-type="float" office:value="0.0575064480613142" calcext:value-type="float">
            <text:p>0.057506</text:p>
          </table:table-cell>
          <table:table-cell table:formula="of:=[.W61]/1848.32" office:value-type="float" office:value="0.072583210699446" calcext:value-type="float">
            <text:p>0.072583</text:p>
          </table:table-cell>
          <table:table-cell table:formula="of:=[.X61]/1065.75" office:value-type="float" office:value="0.120745015247478" calcext:value-type="float">
            <text:p>0.120745</text:p>
          </table:table-cell>
          <table:table-cell table:formula="of:=[.Y61]/677.874" office:value-type="float" office:value="0.174271324759469" calcext:value-type="float">
            <text:p>0.174271</text:p>
          </table:table-cell>
          <table:table-cell table:formula="of:=[.Z61]/431.089" office:value-type="float" office:value="0.223874884304633" calcext:value-type="float">
            <text:p>0.223875</text:p>
          </table:table-cell>
          <table:table-cell table:formula="of:=[.AA61]/218.199" office:value-type="float" office:value="0.263658403567386" calcext:value-type="float">
            <text:p>0.263658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40.41" calcext:value-type="float">
            <text:p>40.41</text:p>
          </table:table-cell>
          <table:table-cell table:style-name="Default" table:number-columns-repeated="2"/>
          <table:table-cell table:number-columns-repeated="12"/>
          <table:table-cell table:formula="of:=[.W62] + [.C62]" office:value-type="float" office:value="78.87423" calcext:value-type="float">
            <text:p>78.87423</text:p>
          </table:table-cell>
          <table:table-cell table:formula="of:=SUM([.D62:.U62])" office:value-type="float" office:value="78.765" calcext:value-type="float">
            <text:p>78.765</text:p>
          </table:table-cell>
          <table:table-cell table:formula="of:=SUM([.E62:.U62])" office:value-type="float" office:value="73.24" calcext:value-type="float">
            <text:p>73.24</text:p>
          </table:table-cell>
          <table:table-cell table:formula="of:=SUM([.F62:.U62])" office:value-type="float" office:value="62.51" calcext:value-type="float">
            <text:p>62.51</text:p>
          </table:table-cell>
          <table:table-cell table:formula="of:=SUM([.G62:.U62])" office:value-type="float" office:value="40.41" calcext:value-type="float">
            <text:p>40.41</text:p>
          </table:table-cell>
          <table:table-cell table:number-columns-repeated="3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41.1" calcext:value-type="float">
            <text:p>41.1</text:p>
          </table:table-cell>
          <table:table-cell table:style-name="Default" table:number-columns-repeated="2"/>
          <table:table-cell table:number-columns-repeated="12"/>
          <table:table-cell table:formula="of:=[.W63] + [.C63]" office:value-type="float" office:value="79.97949" calcext:value-type="float">
            <text:p>79.97949</text:p>
          </table:table-cell>
          <table:table-cell table:formula="of:=SUM([.D63:.U63])" office:value-type="float" office:value="79.882" calcext:value-type="float">
            <text:p>79.882</text:p>
          </table:table-cell>
          <table:table-cell table:formula="of:=SUM([.E63:.U63])" office:value-type="float" office:value="74.3" calcext:value-type="float">
            <text:p>74.3</text:p>
          </table:table-cell>
          <table:table-cell table:formula="of:=SUM([.F63:.U63])" office:value-type="float" office:value="63.4" calcext:value-type="float">
            <text:p>63.4</text:p>
          </table:table-cell>
          <table:table-cell table:formula="of:=SUM([.G63:.U63])" office:value-type="float" office:value="41.1" calcext:value-type="float">
            <text:p>41.1</text:p>
          </table:table-cell>
          <table:table-cell table:number-columns-repeated="3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41.4" calcext:value-type="float">
            <text:p>41.4</text:p>
          </table:table-cell>
          <table:table-cell table:style-name="Default" table:number-columns-repeated="2"/>
          <table:table-cell table:number-columns-repeated="12"/>
          <table:table-cell table:formula="of:=[.W64] + [.C64]" office:value-type="float" office:value="81.6426" calcext:value-type="float">
            <text:p>81.6426</text:p>
          </table:table-cell>
          <table:table-cell table:formula="of:=SUM([.D64:.U64])" office:value-type="float" office:value="81.5136" calcext:value-type="float">
            <text:p>81.5136</text:p>
          </table:table-cell>
          <table:table-cell table:formula="of:=SUM([.E64:.U64])" office:value-type="float" office:value="75.87" calcext:value-type="float">
            <text:p>75.87</text:p>
          </table:table-cell>
          <table:table-cell table:formula="of:=SUM([.F64:.U64])" office:value-type="float" office:value="64.8" calcext:value-type="float">
            <text:p>64.8</text:p>
          </table:table-cell>
          <table:table-cell table:formula="of:=SUM([.G64:.U64])" office:value-type="float" office:value="41.4" calcext:value-type="float">
            <text:p>41.4</text:p>
          </table:table-cell>
          <table:table-cell table:number-columns-repeated="3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table:style-name="ce3" office:value-type="float" office:value="24.92" calcext:value-type="float">
            <text:p>24.92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65] + [.C65]" office:value-type="float" office:value="84.6934" calcext:value-type="float">
            <text:p>84.6934</text:p>
          </table:table-cell>
          <table:table-cell table:formula="of:=SUM([.D65:.U65])" office:value-type="float" office:value="84.5314" calcext:value-type="float">
            <text:p>84.5314</text:p>
          </table:table-cell>
          <table:table-cell table:formula="of:=SUM([.E65:.U65])" office:value-type="float" office:value="78.861" calcext:value-type="float">
            <text:p>78.861</text:p>
          </table:table-cell>
          <table:table-cell table:formula="of:=SUM([.F65:.U65])" office:value-type="float" office:value="67.62" calcext:value-type="float">
            <text:p>67.62</text:p>
          </table:table-cell>
          <table:table-cell table:formula="of:=SUM([.G65:.U65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12"/>
          <table:table-cell table:formula="of:=[.W66] + [.C66]" office:value-type="float" office:value="82.9861" calcext:value-type="float">
            <text:p>82.9861</text:p>
          </table:table-cell>
          <table:table-cell table:formula="of:=SUM([.D66:.U66])" office:value-type="float" office:value="82.8701" calcext:value-type="float">
            <text:p>82.8701</text:p>
          </table:table-cell>
          <table:table-cell table:formula="of:=SUM([.E66:.U66])" office:value-type="float" office:value="76.72" calcext:value-type="float">
            <text:p>76.72</text:p>
          </table:table-cell>
          <table:table-cell table:formula="of:=SUM([.F66:.U66])" office:value-type="float" office:value="64.63" calcext:value-type="float">
            <text:p>64.63</text:p>
          </table:table-cell>
          <table:table-cell table:formula="of:=SUM([.G66:.U66])" office:value-type="float" office:value="44" calcext:value-type="float">
            <text:p>44</text:p>
          </table:table-cell>
          <table:table-cell table:number-columns-repeated="3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table:style-name="ce3" office:value-type="float" office:value="21.91" calcext:value-type="float">
            <text:p>21.91</text:p>
          </table:table-cell>
          <table:table-cell table:style-name="ce3" office:value-type="float" office:value="39.79" calcext:value-type="float">
            <text:p>39.79</text:p>
          </table:table-cell>
          <table:table-cell table:style-name="Default" table:number-columns-repeated="2"/>
          <table:table-cell table:number-columns-repeated="12"/>
          <table:table-cell table:formula="of:=[.W67] + [.C67]" office:value-type="float" office:value="79.2958" calcext:value-type="float">
            <text:p>79.2958</text:p>
          </table:table-cell>
          <table:table-cell table:formula="of:=SUM([.D67:.U67])" office:value-type="float" office:value="79.0838" calcext:value-type="float">
            <text:p>79.0838</text:p>
          </table:table-cell>
          <table:table-cell table:formula="of:=SUM([.E67:.U67])" office:value-type="float" office:value="73.22" calcext:value-type="float">
            <text:p>73.22</text:p>
          </table:table-cell>
          <table:table-cell table:formula="of:=SUM([.F67:.U67])" office:value-type="float" office:value="61.7" calcext:value-type="float">
            <text:p>61.7</text:p>
          </table:table-cell>
          <table:table-cell table:formula="of:=SUM([.G67:.U67])" office:value-type="float" office:value="39.79" calcext:value-type="float">
            <text:p>39.79</text:p>
          </table:table-cell>
          <table:table-cell table:number-columns-repeated="3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41.47" calcext:value-type="float">
            <text:p>41.47</text:p>
          </table:table-cell>
          <table:table-cell table:style-name="Default" table:number-columns-repeated="2"/>
          <table:table-cell table:number-columns-repeated="12"/>
          <table:table-cell table:formula="of:=[.W68] + [.C68]" office:value-type="float" office:value="82.01021" calcext:value-type="float">
            <text:p>82.01021</text:p>
          </table:table-cell>
          <table:table-cell table:formula="of:=SUM([.D68:.U68])" office:value-type="float" office:value="81.8789" calcext:value-type="float">
            <text:p>81.8789</text:p>
          </table:table-cell>
          <table:table-cell table:formula="of:=SUM([.E68:.U68])" office:value-type="float" office:value="75.94" calcext:value-type="float">
            <text:p>75.94</text:p>
          </table:table-cell>
          <table:table-cell table:formula="of:=SUM([.F68:.U68])" office:value-type="float" office:value="64.27" calcext:value-type="float">
            <text:p>64.27</text:p>
          </table:table-cell>
          <table:table-cell table:formula="of:=SUM([.G68:.U68])" office:value-type="float" office:value="41.47" calcext:value-type="float">
            <text:p>41.47</text:p>
          </table:table-cell>
          <table:table-cell table:number-columns-repeated="3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table:style-name="ce3" office:value-type="float" office:value="22.84" calcext:value-type="float">
            <text:p>22.84</text:p>
          </table:table-cell>
          <table:table-cell table:style-name="ce3" office:value-type="float" office:value="42.5" calcext:value-type="float">
            <text:p>42.5</text:p>
          </table:table-cell>
          <table:table-cell table:style-name="Default" table:number-columns-repeated="2"/>
          <table:table-cell table:number-columns-repeated="12"/>
          <table:table-cell table:formula="of:=[.W69] + [.C69]" office:value-type="float" office:value="83.1765" calcext:value-type="float">
            <text:p>83.1765</text:p>
          </table:table-cell>
          <table:table-cell table:formula="of:=SUM([.D69:.U69])" office:value-type="float" office:value="83.1615" calcext:value-type="float">
            <text:p>83.1615</text:p>
          </table:table-cell>
          <table:table-cell table:formula="of:=SUM([.E69:.U69])" office:value-type="float" office:value="77.14" calcext:value-type="float">
            <text:p>77.14</text:p>
          </table:table-cell>
          <table:table-cell table:formula="of:=SUM([.F69:.U69])" office:value-type="float" office:value="65.34" calcext:value-type="float">
            <text:p>65.34</text:p>
          </table:table-cell>
          <table:table-cell table:formula="of:=SUM([.G69:.U69])" office:value-type="float" office:value="42.5" calcext:value-type="float">
            <text:p>42.5</text:p>
          </table:table-cell>
          <table:table-cell table:number-columns-repeated="3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table:style-name="ce3" office:value-type="float" office:value="22.74" calcext:value-type="float">
            <text:p>22.74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0] + [.C70]" office:value-type="float" office:value="83.8157" calcext:value-type="float">
            <text:p>83.8157</text:p>
          </table:table-cell>
          <table:table-cell table:formula="of:=SUM([.D70:.U70])" office:value-type="float" office:value="83.4777" calcext:value-type="float">
            <text:p>83.4777</text:p>
          </table:table-cell>
          <table:table-cell table:formula="of:=SUM([.E70:.U70])" office:value-type="float" office:value="77.37" calcext:value-type="float">
            <text:p>77.37</text:p>
          </table:table-cell>
          <table:table-cell table:formula="of:=SUM([.F70:.U70])" office:value-type="float" office:value="65.44" calcext:value-type="float">
            <text:p>65.44</text:p>
          </table:table-cell>
          <table:table-cell table:formula="of:=SUM([.G70:.U70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table:style-name="ce3" office:value-type="float" office:value="23.68" calcext:value-type="float">
            <text:p>23.68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1] + [.C71]" office:value-type="float" office:value="84.92631" calcext:value-type="float">
            <text:p>84.92631</text:p>
          </table:table-cell>
          <table:table-cell table:formula="of:=SUM([.D71:.U71])" office:value-type="float" office:value="84.61431" calcext:value-type="float">
            <text:p>84.61431</text:p>
          </table:table-cell>
          <table:table-cell table:formula="of:=SUM([.E71:.U71])" office:value-type="float" office:value="78.43" calcext:value-type="float">
            <text:p>78.43</text:p>
          </table:table-cell>
          <table:table-cell table:formula="of:=SUM([.F71:.U71])" office:value-type="float" office:value="66.38" calcext:value-type="float">
            <text:p>66.38</text:p>
          </table:table-cell>
          <table:table-cell table:formula="of:=SUM([.G71:.U71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table:style-name="ce3" office:value-type="float" office:value="25.05" calcext:value-type="float">
            <text:p>25.05</text:p>
          </table:table-cell>
          <table:table-cell table:style-name="ce3" office:value-type="float" office:value="43.56" calcext:value-type="float">
            <text:p>43.56</text:p>
          </table:table-cell>
          <table:table-cell table:style-name="Default" table:number-columns-repeated="2"/>
          <table:table-cell table:number-columns-repeated="12"/>
          <table:table-cell table:formula="of:=[.W72] + [.C72]" office:value-type="float" office:value="88.06926" calcext:value-type="float">
            <text:p>88.06926</text:p>
          </table:table-cell>
          <table:table-cell table:formula="of:=SUM([.D72:.U72])" office:value-type="float" office:value="87.04026" calcext:value-type="float">
            <text:p>87.04026</text:p>
          </table:table-cell>
          <table:table-cell table:formula="of:=SUM([.E72:.U72])" office:value-type="float" office:value="80.7861" calcext:value-type="float">
            <text:p>80.7861</text:p>
          </table:table-cell>
          <table:table-cell table:formula="of:=SUM([.F72:.U72])" office:value-type="float" office:value="68.61" calcext:value-type="float">
            <text:p>68.61</text:p>
          </table:table-cell>
          <table:table-cell table:formula="of:=SUM([.G72:.U72])" office:value-type="float" office:value="43.56" calcext:value-type="float">
            <text:p>43.56</text:p>
          </table:table-cell>
          <table:table-cell table:number-columns-repeated="3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table:style-name="ce3" office:value-type="float" office:value="20.9594" calcext:value-type="float">
            <text:p>20.9594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float" office:value="66.8" calcext:value-type="float">
            <text:p>66.8</text:p>
          </table:table-cell>
          <table:table-cell table:style-name="Default"/>
          <table:table-cell table:number-columns-repeated="12"/>
          <table:table-cell table:formula="of:=[.W73] + [.C73]" office:value-type="float" office:value="152.3153" calcext:value-type="float">
            <text:p>152.3153</text:p>
          </table:table-cell>
          <table:table-cell table:formula="of:=SUM([.D73:.U73])" office:value-type="float" office:value="152.3353" calcext:value-type="float">
            <text:p>152.3353</text:p>
          </table:table-cell>
          <table:table-cell table:formula="of:=SUM([.E73:.U73])" office:value-type="float" office:value="146.9094" calcext:value-type="float">
            <text:p>146.9094</text:p>
          </table:table-cell>
          <table:table-cell table:formula="of:=SUM([.F73:.U73])" office:value-type="float" office:value="133.0094" calcext:value-type="float">
            <text:p>133.0094</text:p>
          </table:table-cell>
          <table:table-cell table:formula="of:=SUM([.G73:.U73])" office:value-type="float" office:value="112.05" calcext:value-type="float">
            <text:p>112.05</text:p>
          </table:table-cell>
          <table:table-cell table:formula="of:=SUM([.H73:.U73])" office:value-type="float" office:value="66.8" calcext:value-type="float">
            <text:p>66.8</text:p>
          </table:table-cell>
          <table:table-cell table:number-columns-repeated="3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33.33" calcext:value-type="float">
            <text:p>33.33</text:p>
          </table:table-cell>
          <table:table-cell table:style-name="Default" table:number-columns-repeated="2"/>
          <table:table-cell table:number-columns-repeated="12"/>
          <table:table-cell table:formula="of:=[.W74] + [.C74]" office:value-type="float" office:value="78.59387" calcext:value-type="float">
            <text:p>78.59387</text:p>
          </table:table-cell>
          <table:table-cell table:formula="of:=SUM([.D74:.U74])" office:value-type="float" office:value="78.35507" calcext:value-type="float">
            <text:p>78.35507</text:p>
          </table:table-cell>
          <table:table-cell table:formula="of:=SUM([.E74:.U74])" office:value-type="float" office:value="71.53" calcext:value-type="float">
            <text:p>71.53</text:p>
          </table:table-cell>
          <table:table-cell table:formula="of:=SUM([.F74:.U74])" office:value-type="float" office:value="56.63" calcext:value-type="float">
            <text:p>56.63</text:p>
          </table:table-cell>
          <table:table-cell table:formula="of:=SUM([.G74:.U74])" office:value-type="float" office:value="33.33" calcext:value-type="float">
            <text:p>33.33</text:p>
          </table:table-cell>
          <table:table-cell table:number-columns-repeated="3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5"/>
          <table:table-cell table:number-columns-repeated="12"/>
          <table:table-cell table:formula="of:=[.W75] + [.C75]" office:value-type="float" office:value="7.7276" calcext:value-type="float">
            <text:p>7.7276</text:p>
          </table:table-cell>
          <table:table-cell table:formula="of:=SUM([.D75:.U75])" office:value-type="float" office:value="7.5496" calcext:value-type="float">
            <text:p>7.5496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5"/>
          <table:table-cell table:number-columns-repeated="12"/>
          <table:table-cell table:formula="of:=[.W76] + [.C76]" office:value-type="float" office:value="8.192859" calcext:value-type="float">
            <text:p>8.192859</text:p>
          </table:table-cell>
          <table:table-cell table:formula="of:=SUM([.D76:.U76])" office:value-type="float" office:value="7.864" calcext:value-type="float">
            <text:p>7.864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5"/>
          <table:table-cell table:number-columns-repeated="12"/>
          <table:table-cell table:formula="of:=[.W77] + [.C77]" office:value-type="float" office:value="8.64976" calcext:value-type="float">
            <text:p>8.64976</text:p>
          </table:table-cell>
          <table:table-cell table:formula="of:=SUM([.D77:.U77])" office:value-type="float" office:value="7.8335" calcext:value-type="float">
            <text:p>7.8335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5"/>
          <table:table-cell table:number-columns-repeated="12"/>
          <table:table-cell table:formula="of:=[.W78] + [.C78]" office:value-type="float" office:value="8.498596" calcext:value-type="float">
            <text:p>8.498596</text:p>
          </table:table-cell>
          <table:table-cell table:formula="of:=SUM([.D78:.U78])" office:value-type="float" office:value="8.4382" calcext:value-type="float">
            <text:p>8.4382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5"/>
          <table:table-cell table:number-columns-repeated="12"/>
          <table:table-cell table:formula="of:=[.W79] + [.C79]" office:value-type="float" office:value="10.044661" calcext:value-type="float">
            <text:p>10.044661</text:p>
          </table:table-cell>
          <table:table-cell table:formula="of:=SUM([.D79:.U79])" office:value-type="float" office:value="8.967" calcext:value-type="float">
            <text:p>8.967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table:style-name="Default" table:number-columns-repeated="5"/>
          <table:table-cell table:number-columns-repeated="12"/>
          <table:table-cell table:formula="of:=[.W80] + [.C80]" office:value-type="float" office:value="10.522757" calcext:value-type="float">
            <text:p>10.522757</text:p>
          </table:table-cell>
          <table:table-cell table:formula="of:=SUM([.D80:.U80])" office:value-type="float" office:value="8.9587" calcext:value-type="float">
            <text:p>8.9587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table:style-name="Default" table:number-columns-repeated="5"/>
          <table:table-cell table:number-columns-repeated="12"/>
          <table:table-cell table:formula="of:=[.W81] + [.C81]" office:value-type="float" office:value="11.3506" calcext:value-type="float">
            <text:p>11.3506</text:p>
          </table:table-cell>
          <table:table-cell table:formula="of:=SUM([.D81:.U81])" office:value-type="float" office:value="9.2255" calcext:value-type="float">
            <text:p>9.225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table:style-name="ce3" office:value-type="float" office:value="34.2" calcext:value-type="float">
            <text:p>34.2</text:p>
          </table:table-cell>
          <table:table-cell table:style-name="Default" table:number-columns-repeated="3"/>
          <table:table-cell table:number-columns-repeated="12"/>
          <table:table-cell table:formula="of:=[.W82] + [.C82]" office:value-type="float" office:value="65.70211" calcext:value-type="float">
            <text:p>65.70211</text:p>
          </table:table-cell>
          <table:table-cell table:formula="of:=SUM([.D82:.U82])" office:value-type="float" office:value="63.3935" calcext:value-type="float">
            <text:p>63.3935</text:p>
          </table:table-cell>
          <table:table-cell table:formula="of:=SUM([.E82:.U82])" office:value-type="float" office:value="52.956" calcext:value-type="float">
            <text:p>52.956</text:p>
          </table:table-cell>
          <table:table-cell table:formula="of:=SUM([.F82:.U82])" office:value-type="float" office:value="34.2" calcext:value-type="float">
            <text:p>34.2</text:p>
          </table:table-cell>
          <table:table-cell table:number-columns-repeated="3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table:style-name="ce3" office:value-type="float" office:value="29.83" calcext:value-type="float">
            <text:p>29.83</text:p>
          </table:table-cell>
          <table:table-cell table:style-name="Default" table:number-columns-repeated="3"/>
          <table:table-cell table:number-columns-repeated="12"/>
          <table:table-cell table:formula="of:=[.W83] + [.C83]" office:value-type="float" office:value="55.8662" calcext:value-type="float">
            <text:p>55.8662</text:p>
          </table:table-cell>
          <table:table-cell table:formula="of:=SUM([.D83:.U83])" office:value-type="float" office:value="56.3662" calcext:value-type="float">
            <text:p>56.3662</text:p>
          </table:table-cell>
          <table:table-cell table:formula="of:=SUM([.E83:.U83])" office:value-type="float" office:value="50.258" calcext:value-type="float">
            <text:p>50.258</text:p>
          </table:table-cell>
          <table:table-cell table:formula="of:=SUM([.F83:.U83])" office:value-type="float" office:value="29.83" calcext:value-type="float">
            <text:p>29.83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table:style-name="ce3" office:value-type="float" office:value="31.9373" calcext:value-type="float">
            <text:p>31.9373</text:p>
          </table:table-cell>
          <table:table-cell table:style-name="ce3" office:value-type="float" office:value="42.32" calcext:value-type="float">
            <text:p>42.32</text:p>
          </table:table-cell>
          <table:table-cell table:style-name="ce3" office:value-type="float" office:value="68.8" calcext:value-type="float">
            <text:p>68.8</text:p>
          </table:table-cell>
          <table:table-cell table:style-name="ce3"/>
          <table:table-cell table:number-columns-repeated="12"/>
          <table:table-cell table:formula="of:=[.W84] + [.C84]" office:value-type="float" office:value="165.826213" calcext:value-type="float">
            <text:p>165.826213</text:p>
          </table:table-cell>
          <table:table-cell table:formula="of:=SUM([.D84:.U84])" office:value-type="float" office:value="165.50616" calcext:value-type="float">
            <text:p>165.50616</text:p>
          </table:table-cell>
          <table:table-cell table:formula="of:=SUM([.E84:.U84])" office:value-type="float" office:value="158.0895" calcext:value-type="float">
            <text:p>158.0895</text:p>
          </table:table-cell>
          <table:table-cell table:formula="of:=SUM([.F84:.U84])" office:value-type="float" office:value="143.0573" calcext:value-type="float">
            <text:p>143.0573</text:p>
          </table:table-cell>
          <table:table-cell table:formula="of:=SUM([.G84:.U84])" office:value-type="float" office:value="111.12" calcext:value-type="float">
            <text:p>111.12</text:p>
          </table:table-cell>
          <table:table-cell table:formula="of:=SUM([.H84:.U84])" office:value-type="float" office:value="68.8" calcext:value-type="float">
            <text:p>68.8</text:p>
          </table:table-cell>
          <table:table-cell table:number-columns-repeated="3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table:style-name="ce3" office:value-type="float" office:value="25.56" calcext:value-type="float">
            <text:p>25.56</text:p>
          </table:table-cell>
          <table:table-cell table:style-name="ce3" office:value-type="float" office:value="45.3" calcext:value-type="float">
            <text:p>45.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8.3" calcext:value-type="float">
            <text:p>88.3</text:p>
          </table:table-cell>
          <table:table-cell table:number-columns-repeated="12"/>
          <table:table-cell table:formula="of:=[.W85] + [.C85]" office:value-type="float" office:value="239.492321" calcext:value-type="float">
            <text:p>239.492321</text:p>
          </table:table-cell>
          <table:table-cell table:formula="of:=SUM([.D85:.U85])" office:value-type="float" office:value="239.1356" calcext:value-type="float">
            <text:p>239.1356</text:p>
          </table:table-cell>
          <table:table-cell table:formula="of:=SUM([.E85:.U85])" office:value-type="float" office:value="231.85" calcext:value-type="float">
            <text:p>231.85</text:p>
          </table:table-cell>
          <table:table-cell table:formula="of:=SUM([.F85:.U85])" office:value-type="float" office:value="215.16" calcext:value-type="float">
            <text:p>215.16</text:p>
          </table:table-cell>
          <table:table-cell table:formula="of:=SUM([.G85:.U85])" office:value-type="float" office:value="189.6" calcext:value-type="float">
            <text:p>189.6</text:p>
          </table:table-cell>
          <table:table-cell table:formula="of:=SUM([.H85:.U85])" office:value-type="float" office:value="144.3" calcext:value-type="float">
            <text:p>144.3</text:p>
          </table:table-cell>
          <table:table-cell table:formula="of:=SUM([.I85:.U85])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5"/>
          <table:table-cell table:number-columns-repeated="12"/>
          <table:table-cell table:formula="of:=[.W86] + [.C86]" office:value-type="float" office:value="9.359362" calcext:value-type="float">
            <text:p>9.359362</text:p>
          </table:table-cell>
          <table:table-cell table:formula="of:=SUM([.D86:.U86])" office:value-type="float" office:value="8.417" calcext:value-type="float">
            <text:p>8.417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Default" table:number-columns-repeated="6"/>
          <table:table-cell table:number-columns-repeated="12"/>
          <table:table-cell table:formula="of:=[.W87] + [.C87]" office:value-type="float" office:value="1.4" calcext:value-type="float">
            <text:p>1.4</text:p>
          </table:table-cell>
          <table:table-cell table:formula="of:=SUM([.D87:.U87])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5"/>
          <table:table-cell table:number-columns-repeated="12"/>
          <table:table-cell table:formula="of:=[.W88] + [.C88]" office:value-type="float" office:value="13.16428" calcext:value-type="float">
            <text:p>13.16428</text:p>
          </table:table-cell>
          <table:table-cell table:formula="of:=SUM([.D88:.U88])" office:value-type="float" office:value="10.7485" calcext:value-type="float">
            <text:p>10.748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5"/>
          <table:table-cell table:number-columns-repeated="12"/>
          <table:table-cell table:formula="of:=[.W89] + [.C89]" office:value-type="float" office:value="3.3727" calcext:value-type="float">
            <text:p>3.3727</text:p>
          </table:table-cell>
          <table:table-cell table:formula="of:=SUM([.D89:.U89])" office:value-type="float" office:value="4.0727" calcext:value-type="float">
            <text:p>4.0727</text:p>
          </table:table-cell>
          <table:table-cell table:number-columns-repeated="17"/>
          <table:table-cell table:formula="of:=[.V89]/187.43" office:value-type="float" office:value="0.0179944512618044" calcext:value-type="float">
            <text:p>0.017994</text:p>
          </table:table-cell>
          <table:table-cell table:formula="of:=[.W89]/94.9194" office:value-type="float" office:value="0.0429069294580455" calcext:value-type="float">
            <text:p>0.04290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4"/>
          <table:table-cell table:number-columns-repeated="12"/>
          <table:table-cell table:formula="of:=[.W90] + [.C90]" office:value-type="float" office:value="15.91156" calcext:value-type="float">
            <text:p>15.91156</text:p>
          </table:table-cell>
          <table:table-cell table:formula="of:=SUM([.D90:.U90])" office:value-type="float" office:value="15.42556" calcext:value-type="float">
            <text:p>15.42556</text:p>
          </table:table-cell>
          <table:table-cell table:formula="of:=SUM([.E90:.U90])" office:value-type="float" office:value="10.14716" calcext:value-type="float">
            <text:p>10.14716</text:p>
          </table:table-cell>
          <table:table-cell table:number-columns-repeated="16"/>
          <table:table-cell table:formula="of:=[.V90]/456.53" office:value-type="float" office:value="0.0348532626552472" calcext:value-type="float">
            <text:p>0.034853</text:p>
          </table:table-cell>
          <table:table-cell table:formula="of:=[.W90]/308.081" office:value-type="float" office:value="0.0500698193007683" calcext:value-type="float">
            <text:p>0.050070</text:p>
          </table:table-cell>
          <table:table-cell table:formula="of:=[.X90]/155.741" office:value-type="float" office:value="0.0651540698981" calcext:value-type="float">
            <text:p>0.065154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4"/>
          <table:table-cell table:number-columns-repeated="12"/>
          <table:table-cell table:formula="of:=[.W91] + [.C91]" office:value-type="float" office:value="17.37" calcext:value-type="float">
            <text:p>17.37</text:p>
          </table:table-cell>
          <table:table-cell table:formula="of:=SUM([.D91:.U91])" office:value-type="float" office:value="17.27" calcext:value-type="float">
            <text:p>17.27</text:p>
          </table:table-cell>
          <table:table-cell table:formula="of:=SUM([.E91:.U91])" office:value-type="float" office:value="12.1" calcext:value-type="float">
            <text:p>12.1</text:p>
          </table:table-cell>
          <table:table-cell table:number-columns-repeated="3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.8" calcext:value-type="float">
            <text:p>28.8</text:p>
          </table:table-cell>
          <table:table-cell table:style-name="Default" table:number-columns-repeated="2"/>
          <table:table-cell table:number-columns-repeated="12"/>
          <table:table-cell table:formula="of:=[.W92] + [.C92]" office:value-type="float" office:value="66.9567" calcext:value-type="float">
            <text:p>66.9567</text:p>
          </table:table-cell>
          <table:table-cell table:formula="of:=SUM([.D92:.U92])" office:value-type="float" office:value="66.6067" calcext:value-type="float">
            <text:p>66.6067</text:p>
          </table:table-cell>
          <table:table-cell table:formula="of:=SUM([.E92:.U92])" office:value-type="float" office:value="60.3" calcext:value-type="float">
            <text:p>60.3</text:p>
          </table:table-cell>
          <table:table-cell table:formula="of:=SUM([.F92:.U92])" office:value-type="float" office:value="48.8" calcext:value-type="float">
            <text:p>48.8</text:p>
          </table:table-cell>
          <table:table-cell table:formula="of:=SUM([.G92:.U92])" office:value-type="float" office:value="28.8" calcext:value-type="float">
            <text:p>28.8</text:p>
          </table:table-cell>
          <table:table-cell table:number-columns-repeated="14"/>
          <table:table-cell table:formula="of:=[.V92]/1473.21" office:value-type="float" office:value="0.0454495285804468" calcext:value-type="float">
            <text:p>0.045450</text:p>
          </table:table-cell>
          <table:table-cell table:style-name="ce19" table:formula="of:=[.W92]/1053.69" office:value-type="float" office:value="0.0632128045250501" calcext:value-type="float">
            <text:p>0.063213</text:p>
          </table:table-cell>
          <table:table-cell table:formula="of:=[.X92]/743.718" office:value-type="float" office:value="0.0810791186982163" calcext:value-type="float">
            <text:p>0.081079</text:p>
          </table:table-cell>
          <table:table-cell table:formula="of:=[.Y92]/497.342" office:value-type="float" office:value="0.0981216145026963" calcext:value-type="float">
            <text:p>0.098122</text:p>
          </table:table-cell>
          <table:table-cell table:formula="of:=[.Z92]/250.969" office:value-type="float" office:value="0.11475520881065" calcext:value-type="float">
            <text:p>0.114755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5"/>
          <table:table-cell table:number-columns-repeated="12"/>
          <table:table-cell table:formula="of:=[.W93] + [.C93]" office:value-type="float" office:value="6.49769" calcext:value-type="float">
            <text:p>6.49769</text:p>
          </table:table-cell>
          <table:table-cell table:formula="of:=SUM([.D93:.U93])" office:value-type="float" office:value="5.89" calcext:value-type="float">
            <text:p>5.89</text:p>
          </table:table-cell>
          <table:table-cell table:number-columns-repeated="21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4"/>
          <table:table-cell table:number-columns-repeated="12"/>
          <table:table-cell table:formula="of:=[.W94] + [.C94]" office:value-type="float" office:value="21.46405" calcext:value-type="float">
            <text:p>21.46405</text:p>
          </table:table-cell>
          <table:table-cell table:formula="of:=SUM([.D94:.U94])" office:value-type="float" office:value="20.91405" calcext:value-type="float">
            <text:p>20.91405</text:p>
          </table:table-cell>
          <table:table-cell table:formula="of:=SUM([.E94:.U94])" office:value-type="float" office:value="14.72" calcext:value-type="float">
            <text:p>14.72</text:p>
          </table:table-cell>
          <table:table-cell table:number-columns-repeated="20"/>
          <table:table-cell table:style-name="Default"/>
          <table:table-cell table:number-columns-repeated="17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2"/>
          <table:table-cell table:formula="of:=[.AP92]*22.5" office:value-type="float" office:value="1.42228810181363" calcext:value-type="float">
            <text:p>1.42228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4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34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45"/>
          <table:table-cell table:style-name="Default" table:number-columns-repeated="4"/>
          <table:table-cell table:number-columns-repeated="3"/>
        </table:table-row>
        <table:table-row table:style-name="ro1" table:number-rows-repeated="65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I4 Integral_correction.D8:Integral_correction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3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6" number:min-decimal-places="6" number:min-integer-digits="1"/>
    </number:number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3-10-28T22:12:52.695144274</dc:date>
    <meta:editing-duration>P1DT3H14M51S</meta:editing-duration>
    <meta:editing-cycles>88</meta:editing-cycles>
    <meta:generator>LibreOffice/7.3.7.2$Linux_X86_64 LibreOffice_project/30$Build-2</meta:generator>
    <meta:document-statistic meta:table-count="2" meta:cell-count="156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68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I4 Integral_correction.D8:Integral_correction.I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I8" chart:class="chart:scatter">
            <chart:domain table:cell-range-address="Integral_correction.D4:Integral_correction.I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I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